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85pt"/>
    </style:style>
    <style:style style:name="co4" style:family="table-column">
      <style:table-column-properties fo:break-before="auto" style:column-width="73.81pt"/>
    </style:style>
    <style:style style:name="co5" style:family="table-column">
      <style:table-column-properties fo:break-before="auto" style:column-width="30.61pt"/>
    </style:style>
    <style:style style:name="co6" style:family="table-column">
      <style:table-column-properties fo:break-before="auto" style:column-width="33.9pt"/>
    </style:style>
    <style:style style:name="co7" style:family="table-column">
      <style:table-column-properties fo:break-before="auto" style:column-width="40.45pt"/>
    </style:style>
    <style:style style:name="co8" style:family="table-column">
      <style:table-column-properties fo:break-before="auto" style:column-width="28.4pt"/>
    </style:style>
    <style:style style:name="co9" style:family="table-column">
      <style:table-column-properties fo:break-before="auto" style:column-width="31.15pt"/>
    </style:style>
    <style:style style:name="co10" style:family="table-column">
      <style:table-column-properties fo:break-before="auto" style:column-width="37.7pt"/>
    </style:style>
    <style:style style:name="co11" style:family="table-column">
      <style:table-column-properties fo:break-before="auto" style:column-width="52.5pt"/>
    </style:style>
    <style:style style:name="co12" style:family="table-column">
      <style:table-column-properties fo:break-before="auto" style:column-width="50.29pt"/>
    </style:style>
    <style:style style:name="co13" style:family="table-column">
      <style:table-column-properties fo:break-before="auto" style:column-width="49.21pt"/>
    </style:style>
    <style:style style:name="co14" style:family="table-column">
      <style:table-column-properties fo:break-before="auto" style:column-width="50.85pt"/>
    </style:style>
    <style:style style:name="co15" style:family="table-column">
      <style:table-column-properties fo:break-before="auto" style:column-width="95.7pt"/>
    </style:style>
    <style:style style:name="co16" style:family="table-column">
      <style:table-column-properties fo:break-before="auto" style:column-width="88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a65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 fo:font-weight="normal" style:font-weight-asian="normal" style:font-weight-complex="normal"/>
    </style:style>
  </office:automatic-styles>
  <office:body>
    <office:spreadsheet>
      <table:table table:name="Stat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ce2"/>
        <table:table-column table:style-name="co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4" table:default-cell-style-name="ce2"/>
        <table:table-column table:style-name="co2" table:number-columns-repeated="999" table:default-cell-style-name="ce2"/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STATE NR</text:p>
          </table:table-cell>
          <table:table-cell table:style-name="ce15" office:value-type="string" calcext:value-type="string">
            <text:p>PRIORITY</text:p>
          </table:table-cell>
          <table:table-cell table:style-name="ce15" office:value-type="string" calcext:value-type="string">
            <text:p>INB TX SEL</text:p>
          </table:table-cell>
          <table:table-cell table:style-name="ce15" office:value-type="string" calcext:value-type="string">
            <text:p>R1_RX_SEL</text:p>
          </table:table-cell>
          <table:table-cell table:style-name="ce15" office:value-type="string" calcext:value-type="string">
            <text:p>R2_RX_SEL</text:p>
          </table:table-cell>
          <table:table-cell table:style-name="ce15" office:value-type="string" calcext:value-type="string">
            <text:p>R2_RX_R1ANT</text:p>
          </table:table-cell>
          <table:table-cell table:style-name="ce15" office:value-type="string" calcext:value-type="string">
            <text:p>R1_FSW</text:p>
          </table:table-cell>
          <table:table-cell table:style-name="ce15" office:value-type="string" calcext:value-type="string">
            <text:p>R2_FSW</text:p>
          </table:table-cell>
          <table:table-cell table:style-name="ce17" office:value-type="string" calcext:value-type="string">
            <text:p>K3</text:p>
          </table:table-cell>
          <table:table-cell table:style-name="ce17" office:value-type="string" calcext:value-type="string">
            <text:p>K5K6</text:p>
          </table:table-cell>
          <table:table-cell table:style-name="ce17" office:value-type="string" calcext:value-type="string">
            <text:p>K8</text:p>
          </table:table-cell>
          <table:table-cell table:style-name="ce17" office:value-type="string" calcext:value-type="string">
            <text:p>K9</text:p>
          </table:table-cell>
          <table:table-cell table:style-name="ce17" office:value-type="string" calcext:value-type="string">
            <text:p>K10</text:p>
          </table:table-cell>
          <table:table-cell table:style-name="ce17" office:value-type="string" calcext:value-type="string">
            <text:p>K11</text:p>
          </table:table-cell>
          <table:table-cell table:style-name="ce17" office:value-type="string" calcext:value-type="string">
            <text:p>K4K12</text:p>
          </table:table-cell>
          <table:table-cell table:style-name="ce17" office:value-type="string" calcext:value-type="string">
            <text:p>TRANSFER</text:p>
          </table:table-cell>
          <table:table-cell table:style-name="ce17" office:value-type="string" calcext:value-type="string">
            <text:p>PTT_R1</text:p>
          </table:table-cell>
          <table:table-cell table:style-name="ce17" office:value-type="string" calcext:value-type="string">
            <text:p>PTT_R2</text:p>
          </table:table-cell>
          <table:table-cell table:style-name="ce17" office:value-type="string" calcext:value-type="string">
            <text:p>PTT_A1</text:p>
          </table:table-cell>
          <table:table-cell table:style-name="ce17" office:value-type="string" calcext:value-type="string">
            <text:p>PTT_A2</text:p>
          </table:table-cell>
          <table:table-cell table:style-name="ce17" office:value-type="string" calcext:value-type="string">
            <text:p>PTT OPENASC R1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OUTPUT</text:p>
          </table:table-cell>
          <table:table-cell table:style-name="ce1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Default" table:formula="of:=([.H3]*1+[.G3]*2+[.F3]*4+[.E3]*8+[.D3]*16+[.C3]*32)" office:value-type="float" office:value="0" calcext:value-type="float">
            <text:p>0</text:p>
          </table:table-cell>
          <table:table-cell table:formula="of:=[.U3]*1+[.T3]*2+[.S3]*4+[.R3]*8+[.Q3]*16+[.P3]*32+[.O3]*64+[.N3]*128+[.M3]*256+[.L3]*512+[.K3]*1024+[.J3]*2048+[.I3]*4096" office:value-type="float" office:value="0" calcext:value-type="float">
            <text:p>0</text:p>
          </table:table-cell>
          <table:table-cell/>
          <table:table-cell office:value-type="string" calcext:value-type="string">
            <text:p>R1_RX_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1 TX AN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4]*1+[.G4]*2+[.F4]*4+[.E4]*8+[.D4]*16+[.C4]*32)" office:value-type="float" office:value="1" calcext:value-type="float">
            <text:p>1</text:p>
          </table:table-cell>
          <table:table-cell table:formula="of:=[.U4]*1+[.T4]*2+[.S4]*4+[.R4]*8+[.Q4]*16+[.P4]*32+[.O4]*64+[.N4]*128+[.M4]*256+[.L4]*512+[.K4]*1024+[.J4]*2048+[.I4]*4096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1 RX AN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5]*1+[.G5]*2+[.F5]*4+[.E5]*8+[.D5]*16+[.C5]*32)" office:value-type="float" office:value="2" calcext:value-type="float">
            <text:p>2</text:p>
          </table:table-cell>
          <table:table-cell table:formula="of:=[.U5]*1+[.T5]*2+[.S5]*4+[.R5]*8+[.Q5]*16+[.P5]*32+[.O5]*64+[.N5]*128+[.M5]*256+[.L5]*512+[.K5]*1024+[.J5]*2048+[.I5]*4096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6]*1+[.G6]*2+[.F6]*4+[.E6]*8+[.D6]*16+[.C6]*32)" office:value-type="float" office:value="3" calcext:value-type="float">
            <text:p>3</text:p>
          </table:table-cell>
          <table:table-cell table:formula="of:=[.U6]*1+[.T6]*2+[.S6]*4+[.R6]*8+[.Q6]*16+[.P6]*32+[.O6]*64+[.N6]*128+[.M6]*256+[.L6]*512+[.K6]*1024+[.J6]*2048+[.I6]*4096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7]*1+[.G7]*2+[.F7]*4+[.E7]*8+[.D7]*16+[.C7]*32)" office:value-type="float" office:value="4" calcext:value-type="float">
            <text:p>4</text:p>
          </table:table-cell>
          <table:table-cell table:formula="of:=[.U7]*1+[.T7]*2+[.S7]*4+[.R7]*8+[.Q7]*16+[.P7]*32+[.O7]*64+[.N7]*128+[.M7]*256+[.L7]*512+[.K7]*1024+[.J7]*2048+[.I7]*4096" office:value-type="float" office:value="7424" calcext:value-type="float">
            <text:p>74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8]*1+[.G8]*2+[.F8]*4+[.E8]*8+[.D8]*16+[.C8]*32)" office:value-type="float" office:value="5" calcext:value-type="float">
            <text:p>5</text:p>
          </table:table-cell>
          <table:table-cell table:formula="of:=[.U8]*1+[.T8]*2+[.S8]*4+[.R8]*8+[.Q8]*16+[.P8]*32+[.O8]*64+[.N8]*128+[.M8]*256+[.L8]*512+[.K8]*1024+[.J8]*2048+[.I8]*4096" office:value-type="float" office:value="7434" calcext:value-type="float">
            <text:p>7434</text:p>
          </table:table-cell>
          <table:table-cell/>
          <table:table-cell office:value-type="string" calcext:value-type="string">
            <text:p>R2_RX_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2 TX AN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9]*1+[.G9]*2+[.F9]*4+[.E9]*8+[.D9]*16+[.C9]*32)" office:value-type="float" office:value="6" calcext:value-type="float">
            <text:p>6</text:p>
          </table:table-cell>
          <table:table-cell table:formula="of:=[.U9]*1+[.T9]*2+[.S9]*4+[.R9]*8+[.Q9]*16+[.P9]*32+[.O9]*64+[.N9]*128+[.M9]*256+[.L9]*512+[.K9]*1024+[.J9]*2048+[.I9]*4096"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2 RX AN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0]*1+[.G10]*2+[.F10]*4+[.E10]*8+[.D10]*16+[.C10]*32)" office:value-type="float" office:value="7" calcext:value-type="float">
            <text:p>7</text:p>
          </table:table-cell>
          <table:table-cell table:formula="of:=[.U10]*1+[.T10]*2+[.S10]*4+[.R10]*8+[.Q10]*16+[.P10]*32+[.O10]*64+[.N10]*128+[.M10]*256+[.L10]*512+[.K10]*1024+[.J10]*2048+[.I10]*4096" office:value-type="float" office:value="21" calcext:value-type="float">
            <text:p>21</text:p>
          </table:table-cell>
          <table:table-cell/>
          <table:table-cell table:style-name="ce6" office:value-type="string" calcext:value-type="string">
            <text:p>R2_RX_R1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 RX OU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11]*1+[.G11]*2+[.F11]*4+[.E11]*8+[.D11]*16+[.C11]*32)" office:value-type="float" office:value="8" calcext:value-type="float">
            <text:p>8</text:p>
          </table:table-cell>
          <table:table-cell table:formula="of:=[.U11]*1+[.T11]*2+[.S11]*4+[.R11]*8+[.Q11]*16+[.P11]*32+[.O11]*64+[.N11]*128+[.M11]*256+[.L11]*512+[.K11]*1024+[.J11]*2048+[.I11]*4096" office:value-type="float" office:value="4224" calcext:value-type="float">
            <text:p>42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2]*1+[.G12]*2+[.F12]*4+[.E12]*8+[.D12]*16+[.C12]*32)" office:value-type="float" office:value="9" calcext:value-type="float">
            <text:p>9</text:p>
          </table:table-cell>
          <table:table-cell table:formula="of:=[.U12]*1+[.T12]*2+[.S12]*4+[.R12]*8+[.Q12]*16+[.P12]*32+[.O12]*64+[.N12]*128+[.M12]*256+[.L12]*512+[.K12]*1024+[.J12]*2048+[.I12]*4096" office:value-type="float" office:value="4234" calcext:value-type="float">
            <text:p>42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3]*1+[.G13]*2+[.F13]*4+[.E13]*8+[.D13]*16+[.C13]*32)" office:value-type="float" office:value="10" calcext:value-type="float">
            <text:p>10</text:p>
          </table:table-cell>
          <table:table-cell table:formula="of:=[.U13]*1+[.T13]*2+[.S13]*4+[.R13]*8+[.Q13]*16+[.P13]*32+[.O13]*64+[.N13]*128+[.M13]*256+[.L13]*512+[.K13]*1024+[.J13]*2048+[.I13]*4096" office:value-type="float" office:value="4245" calcext:value-type="float">
            <text:p>424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4]*1+[.G14]*2+[.F14]*4+[.E14]*8+[.D14]*16+[.C14]*32)" office:value-type="float" office:value="11" calcext:value-type="float">
            <text:p>11</text:p>
          </table:table-cell>
          <table:table-cell table:formula="of:=[.U14]*1+[.T14]*2+[.S14]*4+[.R14]*8+[.Q14]*16+[.P14]*32+[.O14]*64+[.N14]*128+[.M14]*256+[.L14]*512+[.K14]*1024+[.J14]*2048+[.I14]*4096" office:value-type="float" office:value="4245" calcext:value-type="float">
            <text:p>424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table:formula="of:=([.H15]*1+[.G15]*2+[.F15]*4+[.E15]*8+[.D15]*16+[.C15]*32)" office:value-type="float" office:value="16" calcext:value-type="float">
            <text:p>16</text:p>
          </table:table-cell>
          <table:table-cell table:formula="of:=[.U15]*1+[.T15]*2+[.S15]*4+[.R15]*8+[.Q15]*16+[.P15]*32+[.O15]*64+[.N15]*128+[.M15]*256+[.L15]*512+[.K15]*1024+[.J15]*2048+[.I15]*4096" office:value-type="float" office:value="3584" calcext:value-type="float">
            <text:p>3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6]*1+[.G16]*2+[.F16]*4+[.E16]*8+[.D16]*16+[.C16]*32)" office:value-type="float" office:value="17" calcext:value-type="float">
            <text:p>17</text:p>
          </table:table-cell>
          <table:table-cell table:formula="of:=[.U16]*1+[.T16]*2+[.S16]*4+[.R16]*8+[.Q16]*16+[.P16]*32+[.O16]*64+[.N16]*128+[.M16]*256+[.L16]*512+[.K16]*1024+[.J16]*2048+[.I16]*4096" office:value-type="float" office:value="3594" calcext:value-type="float">
            <text:p>35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7]*1+[.G17]*2+[.F17]*4+[.E17]*8+[.D17]*16+[.C17]*32)" office:value-type="float" office:value="18" calcext:value-type="float">
            <text:p>18</text:p>
          </table:table-cell>
          <table:table-cell table:formula="of:=[.U17]*1+[.T17]*2+[.S17]*4+[.R17]*8+[.Q17]*16+[.P17]*32+[.O17]*64+[.N17]*128+[.M17]*256+[.L17]*512+[.K17]*1024+[.J17]*2048+[.I17]*4096" office:value-type="float" office:value="3605" calcext:value-type="float">
            <text:p>360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8]*1+[.G18]*2+[.F18]*4+[.E18]*8+[.D18]*16+[.C18]*32)" office:value-type="float" office:value="19" calcext:value-type="float">
            <text:p>19</text:p>
          </table:table-cell>
          <table:table-cell table:formula="of:=[.U18]*1+[.T18]*2+[.S18]*4+[.R18]*8+[.Q18]*16+[.P18]*32+[.O18]*64+[.N18]*128+[.M18]*256+[.L18]*512+[.K18]*1024+[.J18]*2048+[.I18]*4096" office:value-type="float" office:value="3605" calcext:value-type="float">
            <text:p>360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19]*1+[.G19]*2+[.F19]*4+[.E19]*8+[.D19]*16+[.C19]*32)" office:value-type="float" office:value="20" calcext:value-type="float">
            <text:p>20</text:p>
          </table:table-cell>
          <table:table-cell table:formula="of:=[.U19]*1+[.T19]*2+[.S19]*4+[.R19]*8+[.Q19]*16+[.P19]*32+[.O19]*64+[.N19]*128+[.M19]*256+[.L19]*512+[.K19]*1024+[.J19]*2048+[.I19]*4096" office:value-type="float" office:value="6912" calcext:value-type="float">
            <text:p>69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20]*1+[.G20]*2+[.F20]*4+[.E20]*8+[.D20]*16+[.C20]*32)" office:value-type="float" office:value="21" calcext:value-type="float">
            <text:p>21</text:p>
          </table:table-cell>
          <table:table-cell table:formula="of:=[.U20]*1+[.T20]*2+[.S20]*4+[.R20]*8+[.Q20]*16+[.P20]*32+[.O20]*64+[.N20]*128+[.M20]*256+[.L20]*512+[.K20]*1024+[.J20]*2048+[.I20]*4096" office:value-type="float" office:value="6922" calcext:value-type="float">
            <text:p>69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21]*1+[.G21]*2+[.F21]*4+[.E21]*8+[.D21]*16+[.C21]*32)" office:value-type="float" office:value="22" calcext:value-type="float">
            <text:p>22</text:p>
          </table:table-cell>
          <table:table-cell table:formula="of:=[.U21]*1+[.T21]*2+[.S21]*4+[.R21]*8+[.Q21]*16+[.P21]*32+[.O21]*64+[.N21]*128+[.M21]*256+[.L21]*512+[.K21]*1024+[.J21]*2048+[.I21]*4096" office:value-type="float" office:value="2325" calcext:value-type="float">
            <text:p>23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22]*1+[.G22]*2+[.F22]*4+[.E22]*8+[.D22]*16+[.C22]*32)" office:value-type="float" office:value="23" calcext:value-type="float">
            <text:p>23</text:p>
          </table:table-cell>
          <table:table-cell table:formula="of:=[.U22]*1+[.T22]*2+[.S22]*4+[.R22]*8+[.Q22]*16+[.P22]*32+[.O22]*64+[.N22]*128+[.M22]*256+[.L22]*512+[.K22]*1024+[.J22]*2048+[.I22]*4096" office:value-type="float" office:value="2325" calcext:value-type="float">
            <text:p>23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23]*1+[.G23]*2+[.F23]*4+[.E23]*8+[.D23]*16+[.C23]*32)" office:value-type="float" office:value="24" calcext:value-type="float">
            <text:p>24</text:p>
          </table:table-cell>
          <table:table-cell table:formula="of:=[.U23]*1+[.T23]*2+[.S23]*4+[.R23]*8+[.Q23]*16+[.P23]*32+[.O23]*64+[.N23]*128+[.M23]*256+[.L23]*512+[.K23]*1024+[.J23]*2048+[.I23]*4096" office:value-type="float" office:value="7808" calcext:value-type="float">
            <text:p>780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24]*1+[.G24]*2+[.F24]*4+[.E24]*8+[.D24]*16+[.C24]*32)" office:value-type="float" office:value="25" calcext:value-type="float">
            <text:p>25</text:p>
          </table:table-cell>
          <table:table-cell table:formula="of:=[.U24]*1+[.T24]*2+[.S24]*4+[.R24]*8+[.Q24]*16+[.P24]*32+[.O24]*64+[.N24]*128+[.M24]*256+[.L24]*512+[.K24]*1024+[.J24]*2048+[.I24]*4096" office:value-type="float" office:value="7818" calcext:value-type="float">
            <text:p>78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25]*1+[.G25]*2+[.F25]*4+[.E25]*8+[.D25]*16+[.C25]*32)" office:value-type="float" office:value="26" calcext:value-type="float">
            <text:p>26</text:p>
          </table:table-cell>
          <table:table-cell table:formula="of:=[.U25]*1+[.T25]*2+[.S25]*4+[.R25]*8+[.Q25]*16+[.P25]*32+[.O25]*64+[.N25]*128+[.M25]*256+[.L25]*512+[.K25]*1024+[.J25]*2048+[.I25]*4096" office:value-type="float" office:value="7829" calcext:value-type="float">
            <text:p>78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26]*1+[.G26]*2+[.F26]*4+[.E26]*8+[.D26]*16+[.C26]*32)" office:value-type="float" office:value="27" calcext:value-type="float">
            <text:p>27</text:p>
          </table:table-cell>
          <table:table-cell table:formula="of:=[.U26]*1+[.T26]*2+[.S26]*4+[.R26]*8+[.Q26]*16+[.P26]*32+[.O26]*64+[.N26]*128+[.M26]*256+[.L26]*512+[.K26]*1024+[.J26]*2048+[.I26]*4096" office:value-type="float" office:value="7829" calcext:value-type="float">
            <text:p>78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Default" table:formula="of:=([.H27]*1+[.G27]*2+[.F27]*4+[.E27]*8+[.D27]*16+[.C27]*32)" office:value-type="float" office:value="32" calcext:value-type="float">
            <text:p>32</text:p>
          </table:table-cell>
          <table:table-cell table:formula="of:=[.U27]*1+[.T27]*2+[.S27]*4+[.R27]*8+[.Q27]*16+[.P27]*32+[.O27]*64+[.N27]*128+[.M27]*256+[.L27]*512+[.K27]*1024+[.J27]*2048+[.I27]*409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28]*1+[.G28]*2+[.F28]*4+[.E28]*8+[.D28]*16+[.C28]*32)" office:value-type="float" office:value="33" calcext:value-type="float">
            <text:p>33</text:p>
          </table:table-cell>
          <table:table-cell table:formula="of:=[.U28]*1+[.T28]*2+[.S28]*4+[.R28]*8+[.Q28]*16+[.P28]*32+[.O28]*64+[.N28]*128+[.M28]*256+[.L28]*512+[.K28]*1024+[.J28]*2048+[.I28]*4096"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29]*1+[.G29]*2+[.F29]*4+[.E29]*8+[.D29]*16+[.C29]*32)" office:value-type="float" office:value="34" calcext:value-type="float">
            <text:p>34</text:p>
          </table:table-cell>
          <table:table-cell table:formula="of:=[.U29]*1+[.T29]*2+[.S29]*4+[.R29]*8+[.Q29]*16+[.P29]*32+[.O29]*64+[.N29]*128+[.M29]*256+[.L29]*512+[.K29]*1024+[.J29]*2048+[.I29]*4096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30]*1+[.G30]*2+[.F30]*4+[.E30]*8+[.D30]*16+[.C30]*32)" office:value-type="float" office:value="35" calcext:value-type="float">
            <text:p>35</text:p>
          </table:table-cell>
          <table:table-cell table:formula="of:=[.U30]*1+[.T30]*2+[.S30]*4+[.R30]*8+[.Q30]*16+[.P30]*32+[.O30]*64+[.N30]*128+[.M30]*256+[.L30]*512+[.K30]*1024+[.J30]*2048+[.I30]*4096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31]*1+[.G31]*2+[.F31]*4+[.E31]*8+[.D31]*16+[.C31]*32)" office:value-type="float" office:value="36" calcext:value-type="float">
            <text:p>36</text:p>
          </table:table-cell>
          <table:table-cell table:formula="of:=[.U31]*1+[.T31]*2+[.S31]*4+[.R31]*8+[.Q31]*16+[.P31]*32+[.O31]*64+[.N31]*128+[.M31]*256+[.L31]*512+[.K31]*1024+[.J31]*2048+[.I31]*4096" office:value-type="float" office:value="6912" calcext:value-type="float">
            <text:p>69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32]*1+[.G32]*2+[.F32]*4+[.E32]*8+[.D32]*16+[.C32]*32)" office:value-type="float" office:value="37" calcext:value-type="float">
            <text:p>37</text:p>
          </table:table-cell>
          <table:table-cell table:formula="of:=[.U32]*1+[.T32]*2+[.S32]*4+[.R32]*8+[.Q32]*16+[.P32]*32+[.O32]*64+[.N32]*128+[.M32]*256+[.L32]*512+[.K32]*1024+[.J32]*2048+[.I32]*4096"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33]*1+[.G33]*2+[.F33]*4+[.E33]*8+[.D33]*16+[.C33]*32)" office:value-type="float" office:value="38" calcext:value-type="float">
            <text:p>38</text:p>
          </table:table-cell>
          <table:table-cell table:formula="of:=[.U33]*1+[.T33]*2+[.S33]*4+[.R33]*8+[.Q33]*16+[.P33]*32+[.O33]*64+[.N33]*128+[.M33]*256+[.L33]*512+[.K33]*1024+[.J33]*2048+[.I33]*4096" office:value-type="float" office:value="2325" calcext:value-type="float">
            <text:p>23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34]*1+[.G34]*2+[.F34]*4+[.E34]*8+[.D34]*16+[.C34]*32)" office:value-type="float" office:value="39" calcext:value-type="float">
            <text:p>39</text:p>
          </table:table-cell>
          <table:table-cell table:formula="of:=[.U34]*1+[.T34]*2+[.S34]*4+[.R34]*8+[.Q34]*16+[.P34]*32+[.O34]*64+[.N34]*128+[.M34]*256+[.L34]*512+[.K34]*1024+[.J34]*2048+[.I34]*4096" office:value-type="float" office:value="2325" calcext:value-type="float">
            <text:p>23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35]*1+[.G35]*2+[.F35]*4+[.E35]*8+[.D35]*16+[.C35]*32)" office:value-type="float" office:value="40" calcext:value-type="float">
            <text:p>40</text:p>
          </table:table-cell>
          <table:table-cell table:formula="of:=[.U35]*1+[.T35]*2+[.S35]*4+[.R35]*8+[.Q35]*16+[.P35]*32+[.O35]*64+[.N35]*128+[.M35]*256+[.L35]*512+[.K35]*1024+[.J35]*2048+[.I35]*4096" office:value-type="float" office:value="4224" calcext:value-type="float">
            <text:p>42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36]*1+[.G36]*2+[.F36]*4+[.E36]*8+[.D36]*16+[.C36]*32)" office:value-type="float" office:value="41" calcext:value-type="float">
            <text:p>41</text:p>
          </table:table-cell>
          <table:table-cell table:formula="of:=[.U36]*1+[.T36]*2+[.S36]*4+[.R36]*8+[.Q36]*16+[.P36]*32+[.O36]*64+[.N36]*128+[.M36]*256+[.L36]*512+[.K36]*1024+[.J36]*2048+[.I36]*4096" office:value-type="float" office:value="4205" calcext:value-type="float">
            <text:p>420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37]*1+[.G37]*2+[.F37]*4+[.E37]*8+[.D37]*16+[.C37]*32)" office:value-type="float" office:value="42" calcext:value-type="float">
            <text:p>42</text:p>
          </table:table-cell>
          <table:table-cell table:formula="of:=[.U37]*1+[.T37]*2+[.S37]*4+[.R37]*8+[.Q37]*16+[.P37]*32+[.O37]*64+[.N37]*128+[.M37]*256+[.L37]*512+[.K37]*1024+[.J37]*2048+[.I37]*4096" office:value-type="float" office:value="6357" calcext:value-type="float">
            <text:p>635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38]*1+[.G38]*2+[.F38]*4+[.E38]*8+[.D38]*16+[.C38]*32)" office:value-type="float" office:value="43" calcext:value-type="float">
            <text:p>43</text:p>
          </table:table-cell>
          <table:table-cell table:formula="of:=[.U38]*1+[.T38]*2+[.S38]*4+[.R38]*8+[.Q38]*16+[.P38]*32+[.O38]*64+[.N38]*128+[.M38]*256+[.L38]*512+[.K38]*1024+[.J38]*2048+[.I38]*4096" office:value-type="float" office:value="6357" calcext:value-type="float">
            <text:p>635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39]*1+[.G39]*2+[.F39]*4+[.E39]*8+[.D39]*16+[.C39]*32)" office:value-type="float" office:value="48" calcext:value-type="float">
            <text:p>48</text:p>
          </table:table-cell>
          <table:table-cell table:formula="of:=[.U39]*1+[.T39]*2+[.S39]*4+[.R39]*8+[.Q39]*16+[.P39]*32+[.O39]*64+[.N39]*128+[.M39]*256+[.L39]*512+[.K39]*1024+[.J39]*2048+[.I39]*4096" office:value-type="float" office:value="2624" calcext:value-type="float">
            <text:p>26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0]*1+[.G40]*2+[.F40]*4+[.E40]*8+[.D40]*16+[.C40]*32)" office:value-type="float" office:value="49" calcext:value-type="float">
            <text:p>49</text:p>
          </table:table-cell>
          <table:table-cell table:formula="of:=[.U40]*1+[.T40]*2+[.S40]*4+[.R40]*8+[.Q40]*16+[.P40]*32+[.O40]*64+[.N40]*128+[.M40]*256+[.L40]*512+[.K40]*1024+[.J40]*2048+[.I40]*4096"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1]*1+[.G41]*2+[.F41]*4+[.E41]*8+[.D41]*16+[.C41]*32)" office:value-type="float" office:value="50" calcext:value-type="float">
            <text:p>50</text:p>
          </table:table-cell>
          <table:table-cell table:formula="of:=[.U41]*1+[.T41]*2+[.S41]*4+[.R41]*8+[.Q41]*16+[.P41]*32+[.O41]*64+[.N41]*128+[.M41]*256+[.L41]*512+[.K41]*1024+[.J41]*2048+[.I41]*4096" office:value-type="float" office:value="2133" calcext:value-type="float">
            <text:p>2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2]*1+[.G42]*2+[.F42]*4+[.E42]*8+[.D42]*16+[.C42]*32)" office:value-type="float" office:value="51" calcext:value-type="float">
            <text:p>51</text:p>
          </table:table-cell>
          <table:table-cell table:formula="of:=[.U42]*1+[.T42]*2+[.S42]*4+[.R42]*8+[.Q42]*16+[.P42]*32+[.O42]*64+[.N42]*128+[.M42]*256+[.L42]*512+[.K42]*1024+[.J42]*2048+[.I42]*4096" office:value-type="float" office:value="2133" calcext:value-type="float">
            <text:p>2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43]*1+[.G43]*2+[.F43]*4+[.E43]*8+[.D43]*16+[.C43]*32)" office:value-type="float" office:value="52" calcext:value-type="float">
            <text:p>52</text:p>
          </table:table-cell>
          <table:table-cell table:formula="of:=[.U43]*1+[.T43]*2+[.S43]*4+[.R43]*8+[.Q43]*16+[.P43]*32+[.O43]*64+[.N43]*128+[.M43]*256+[.L43]*512+[.K43]*1024+[.J43]*2048+[.I43]*4096" office:value-type="float" office:value="7488" calcext:value-type="float">
            <text:p>74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4]*1+[.G44]*2+[.F44]*4+[.E44]*8+[.D44]*16+[.C44]*32)" office:value-type="float" office:value="53" calcext:value-type="float">
            <text:p>53</text:p>
          </table:table-cell>
          <table:table-cell table:formula="of:=[.U44]*1+[.T44]*2+[.S44]*4+[.R44]*8+[.Q44]*16+[.P44]*32+[.O44]*64+[.N44]*128+[.M44]*256+[.L44]*512+[.K44]*1024+[.J44]*2048+[.I44]*4096" office:value-type="float" office:value="4461" calcext:value-type="float">
            <text:p>4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5]*1+[.G45]*2+[.F45]*4+[.E45]*8+[.D45]*16+[.C45]*32)" office:value-type="float" office:value="54" calcext:value-type="float">
            <text:p>54</text:p>
          </table:table-cell>
          <table:table-cell table:formula="of:=[.U45]*1+[.T45]*2+[.S45]*4+[.R45]*8+[.Q45]*16+[.P45]*32+[.O45]*64+[.N45]*128+[.M45]*256+[.L45]*512+[.K45]*1024+[.J45]*2048+[.I45]*4096" office:value-type="float" office:value="2325" calcext:value-type="float">
            <text:p>23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6]*1+[.G46]*2+[.F46]*4+[.E46]*8+[.D46]*16+[.C46]*32)" office:value-type="float" office:value="55" calcext:value-type="float">
            <text:p>55</text:p>
          </table:table-cell>
          <table:table-cell table:formula="of:=[.U46]*1+[.T46]*2+[.S46]*4+[.R46]*8+[.Q46]*16+[.P46]*32+[.O46]*64+[.N46]*128+[.M46]*256+[.L46]*512+[.K46]*1024+[.J46]*2048+[.I46]*4096" office:value-type="float" office:value="2325" calcext:value-type="float">
            <text:p>23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47]*1+[.G47]*2+[.F47]*4+[.E47]*8+[.D47]*16+[.C47]*32)" office:value-type="float" office:value="56" calcext:value-type="float">
            <text:p>56</text:p>
          </table:table-cell>
          <table:table-cell table:formula="of:=[.U47]*1+[.T47]*2+[.S47]*4+[.R47]*8+[.Q47]*16+[.P47]*32+[.O47]*64+[.N47]*128+[.M47]*256+[.L47]*512+[.K47]*1024+[.J47]*2048+[.I47]*4096" office:value-type="float" office:value="6848" calcext:value-type="float">
            <text:p>684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8]*1+[.G48]*2+[.F48]*4+[.E48]*8+[.D48]*16+[.C48]*32)" office:value-type="float" office:value="57" calcext:value-type="float">
            <text:p>57</text:p>
          </table:table-cell>
          <table:table-cell table:formula="of:=[.U48]*1+[.T48]*2+[.S48]*4+[.R48]*8+[.Q48]*16+[.P48]*32+[.O48]*64+[.N48]*128+[.M48]*256+[.L48]*512+[.K48]*1024+[.J48]*2048+[.I48]*4096" office:value-type="float" office:value="4205" calcext:value-type="float">
            <text:p>420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9]*1+[.G49]*2+[.F49]*4+[.E49]*8+[.D49]*16+[.C49]*32)" office:value-type="float" office:value="58" calcext:value-type="float">
            <text:p>58</text:p>
          </table:table-cell>
          <table:table-cell table:formula="of:=[.U49]*1+[.T49]*2+[.S49]*4+[.R49]*8+[.Q49]*16+[.P49]*32+[.O49]*64+[.N49]*128+[.M49]*256+[.L49]*512+[.K49]*1024+[.J49]*2048+[.I49]*4096" office:value-type="float" office:value="7829" calcext:value-type="float">
            <text:p>78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50]*1+[.G50]*2+[.F50]*4+[.E50]*8+[.D50]*16+[.C50]*32)" office:value-type="float" office:value="59" calcext:value-type="float">
            <text:p>59</text:p>
          </table:table-cell>
          <table:table-cell table:formula="of:=[.U50]*1+[.T50]*2+[.S50]*4+[.R50]*8+[.Q50]*16+[.P50]*32+[.O50]*64+[.N50]*128+[.M50]*256+[.L50]*512+[.K50]*1024+[.J50]*2048+[.I50]*4096" office:value-type="float" office:value="7829" calcext:value-type="float">
            <text:p>7829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Default" table:formula="of:=([.H51]*1+[.G51]*2+[.F51]*4+[.E51]*8+[.D51]*16+[.C51]*32)" office:value-type="float" office:value="0" calcext:value-type="float">
            <text:p>0</text:p>
          </table:table-cell>
          <table:table-cell table:formula="of:=[.U51]*1+[.T51]*2+[.S51]*4+[.R51]*8+[.Q51]*16+[.P51]*32+[.O51]*64+[.N51]*128+[.M51]*256+[.L51]*512+[.K51]*1024+[.J51]*2048+[.I51]*409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Default" table:formula="of:=([.H52]*1+[.G52]*2+[.F52]*4+[.E52]*8+[.D52]*16+[.C52]*32)" office:value-type="float" office:value="0" calcext:value-type="float">
            <text:p>0</text:p>
          </table:table-cell>
          <table:table-cell table:formula="of:=[.U52]*1+[.T52]*2+[.S52]*4+[.R52]*8+[.Q52]*16+[.P52]*32+[.O52]*64+[.N52]*128+[.M52]*256+[.L52]*512+[.K52]*1024+[.J52]*2048+[.I52]*409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53]*1+[.G53]*2+[.F53]*4+[.E53]*8+[.D53]*16+[.C53]*32)" office:value-type="float" office:value="1" calcext:value-type="float">
            <text:p>1</text:p>
          </table:table-cell>
          <table:table-cell table:formula="of:=[.U53]*1+[.T53]*2+[.S53]*4+[.R53]*8+[.Q53]*16+[.P53]*32+[.O53]*64+[.N53]*128+[.M53]*256+[.L53]*512+[.K53]*1024+[.J53]*2048+[.I53]*4096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54]*1+[.G54]*2+[.F54]*4+[.E54]*8+[.D54]*16+[.C54]*32)" office:value-type="float" office:value="2" calcext:value-type="float">
            <text:p>2</text:p>
          </table:table-cell>
          <table:table-cell table:formula="of:=[.U54]*1+[.T54]*2+[.S54]*4+[.R54]*8+[.Q54]*16+[.P54]*32+[.O54]*64+[.N54]*128+[.M54]*256+[.L54]*512+[.K54]*1024+[.J54]*2048+[.I54]*4096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55]*1+[.G55]*2+[.F55]*4+[.E55]*8+[.D55]*16+[.C55]*32)" office:value-type="float" office:value="3" calcext:value-type="float">
            <text:p>3</text:p>
          </table:table-cell>
          <table:table-cell table:formula="of:=[.U55]*1+[.T55]*2+[.S55]*4+[.R55]*8+[.Q55]*16+[.P55]*32+[.O55]*64+[.N55]*128+[.M55]*256+[.L55]*512+[.K55]*1024+[.J55]*2048+[.I55]*4096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56]*1+[.G56]*2+[.F56]*4+[.E56]*8+[.D56]*16+[.C56]*32)" office:value-type="float" office:value="4" calcext:value-type="float">
            <text:p>4</text:p>
          </table:table-cell>
          <table:table-cell table:formula="of:=[.U56]*1+[.T56]*2+[.S56]*4+[.R56]*8+[.Q56]*16+[.P56]*32+[.O56]*64+[.N56]*128+[.M56]*256+[.L56]*512+[.K56]*1024+[.J56]*2048+[.I56]*4096" office:value-type="float" office:value="7424" calcext:value-type="float">
            <text:p>74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57]*1+[.G57]*2+[.F57]*4+[.E57]*8+[.D57]*16+[.C57]*32)" office:value-type="float" office:value="5" calcext:value-type="float">
            <text:p>5</text:p>
          </table:table-cell>
          <table:table-cell table:formula="of:=[.U57]*1+[.T57]*2+[.S57]*4+[.R57]*8+[.Q57]*16+[.P57]*32+[.O57]*64+[.N57]*128+[.M57]*256+[.L57]*512+[.K57]*1024+[.J57]*2048+[.I57]*4096" office:value-type="float" office:value="7434" calcext:value-type="float">
            <text:p>74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58]*1+[.G58]*2+[.F58]*4+[.E58]*8+[.D58]*16+[.C58]*32)" office:value-type="float" office:value="6" calcext:value-type="float">
            <text:p>6</text:p>
          </table:table-cell>
          <table:table-cell table:formula="of:=[.U58]*1+[.T58]*2+[.S58]*4+[.R58]*8+[.Q58]*16+[.P58]*32+[.O58]*64+[.N58]*128+[.M58]*256+[.L58]*512+[.K58]*1024+[.J58]*2048+[.I58]*4096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59]*1+[.G59]*2+[.F59]*4+[.E59]*8+[.D59]*16+[.C59]*32)" office:value-type="float" office:value="7" calcext:value-type="float">
            <text:p>7</text:p>
          </table:table-cell>
          <table:table-cell table:formula="of:=[.U59]*1+[.T59]*2+[.S59]*4+[.R59]*8+[.Q59]*16+[.P59]*32+[.O59]*64+[.N59]*128+[.M59]*256+[.L59]*512+[.K59]*1024+[.J59]*2048+[.I59]*4096" office:value-type="float" office:value="7434" calcext:value-type="float">
            <text:p>74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60]*1+[.G60]*2+[.F60]*4+[.E60]*8+[.D60]*16+[.C60]*32)" office:value-type="float" office:value="8" calcext:value-type="float">
            <text:p>8</text:p>
          </table:table-cell>
          <table:table-cell table:formula="of:=[.U60]*1+[.T60]*2+[.S60]*4+[.R60]*8+[.Q60]*16+[.P60]*32+[.O60]*64+[.N60]*128+[.M60]*256+[.L60]*512+[.K60]*1024+[.J60]*2048+[.I60]*4096" office:value-type="float" office:value="4224" calcext:value-type="float">
            <text:p>42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61]*1+[.G61]*2+[.F61]*4+[.E61]*8+[.D61]*16+[.C61]*32)" office:value-type="float" office:value="9" calcext:value-type="float">
            <text:p>9</text:p>
          </table:table-cell>
          <table:table-cell table:formula="of:=[.U61]*1+[.T61]*2+[.S61]*4+[.R61]*8+[.Q61]*16+[.P61]*32+[.O61]*64+[.N61]*128+[.M61]*256+[.L61]*512+[.K61]*1024+[.J61]*2048+[.I61]*4096" office:value-type="float" office:value="4234" calcext:value-type="float">
            <text:p>42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62]*1+[.G62]*2+[.F62]*4+[.E62]*8+[.D62]*16+[.C62]*32)" office:value-type="float" office:value="10" calcext:value-type="float">
            <text:p>10</text:p>
          </table:table-cell>
          <table:table-cell table:formula="of:=[.U62]*1+[.T62]*2+[.S62]*4+[.R62]*8+[.Q62]*16+[.P62]*32+[.O62]*64+[.N62]*128+[.M62]*256+[.L62]*512+[.K62]*1024+[.J62]*2048+[.I62]*4096" office:value-type="float" office:value="4245" calcext:value-type="float">
            <text:p>424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63]*1+[.G63]*2+[.F63]*4+[.E63]*8+[.D63]*16+[.C63]*32)" office:value-type="float" office:value="11" calcext:value-type="float">
            <text:p>11</text:p>
          </table:table-cell>
          <table:table-cell table:formula="of:=[.U63]*1+[.T63]*2+[.S63]*4+[.R63]*8+[.Q63]*16+[.P63]*32+[.O63]*64+[.N63]*128+[.M63]*256+[.L63]*512+[.K63]*1024+[.J63]*2048+[.I63]*4096" office:value-type="float" office:value="4234" calcext:value-type="float">
            <text:p>42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table:formula="of:=([.H64]*1+[.G64]*2+[.F64]*4+[.E64]*8+[.D64]*16+[.C64]*32)" office:value-type="float" office:value="16" calcext:value-type="float">
            <text:p>16</text:p>
          </table:table-cell>
          <table:table-cell table:formula="of:=[.U64]*1+[.T64]*2+[.S64]*4+[.R64]*8+[.Q64]*16+[.P64]*32+[.O64]*64+[.N64]*128+[.M64]*256+[.L64]*512+[.K64]*1024+[.J64]*2048+[.I64]*4096" office:value-type="float" office:value="3584" calcext:value-type="float">
            <text:p>3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65]*1+[.G65]*2+[.F65]*4+[.E65]*8+[.D65]*16+[.C65]*32)" office:value-type="float" office:value="17" calcext:value-type="float">
            <text:p>17</text:p>
          </table:table-cell>
          <table:table-cell table:formula="of:=[.U65]*1+[.T65]*2+[.S65]*4+[.R65]*8+[.Q65]*16+[.P65]*32+[.O65]*64+[.N65]*128+[.M65]*256+[.L65]*512+[.K65]*1024+[.J65]*2048+[.I65]*4096" office:value-type="float" office:value="3594" calcext:value-type="float">
            <text:p>35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66]*1+[.G66]*2+[.F66]*4+[.E66]*8+[.D66]*16+[.C66]*32)" office:value-type="float" office:value="18" calcext:value-type="float">
            <text:p>18</text:p>
          </table:table-cell>
          <table:table-cell table:formula="of:=[.U66]*1+[.T66]*2+[.S66]*4+[.R66]*8+[.Q66]*16+[.P66]*32+[.O66]*64+[.N66]*128+[.M66]*256+[.L66]*512+[.K66]*1024+[.J66]*2048+[.I66]*4096" office:value-type="float" office:value="3605" calcext:value-type="float">
            <text:p>360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67]*1+[.G67]*2+[.F67]*4+[.E67]*8+[.D67]*16+[.C67]*32)" office:value-type="float" office:value="19" calcext:value-type="float">
            <text:p>19</text:p>
          </table:table-cell>
          <table:table-cell table:formula="of:=[.U67]*1+[.T67]*2+[.S67]*4+[.R67]*8+[.Q67]*16+[.P67]*32+[.O67]*64+[.N67]*128+[.M67]*256+[.L67]*512+[.K67]*1024+[.J67]*2048+[.I67]*4096" office:value-type="float" office:value="3594" calcext:value-type="float">
            <text:p>35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68]*1+[.G68]*2+[.F68]*4+[.E68]*8+[.D68]*16+[.C68]*32)" office:value-type="float" office:value="20" calcext:value-type="float">
            <text:p>20</text:p>
          </table:table-cell>
          <table:table-cell table:formula="of:=[.U68]*1+[.T68]*2+[.S68]*4+[.R68]*8+[.Q68]*16+[.P68]*32+[.O68]*64+[.N68]*128+[.M68]*256+[.L68]*512+[.K68]*1024+[.J68]*2048+[.I68]*4096" office:value-type="float" office:value="6912" calcext:value-type="float">
            <text:p>69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69]*1+[.G69]*2+[.F69]*4+[.E69]*8+[.D69]*16+[.C69]*32)" office:value-type="float" office:value="21" calcext:value-type="float">
            <text:p>21</text:p>
          </table:table-cell>
          <table:table-cell table:formula="of:=[.U69]*1+[.T69]*2+[.S69]*4+[.R69]*8+[.Q69]*16+[.P69]*32+[.O69]*64+[.N69]*128+[.M69]*256+[.L69]*512+[.K69]*1024+[.J69]*2048+[.I69]*4096" office:value-type="float" office:value="6922" calcext:value-type="float">
            <text:p>69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70]*1+[.G70]*2+[.F70]*4+[.E70]*8+[.D70]*16+[.C70]*32)" office:value-type="float" office:value="22" calcext:value-type="float">
            <text:p>22</text:p>
          </table:table-cell>
          <table:table-cell table:formula="of:=[.U70]*1+[.T70]*2+[.S70]*4+[.R70]*8+[.Q70]*16+[.P70]*32+[.O70]*64+[.N70]*128+[.M70]*256+[.L70]*512+[.K70]*1024+[.J70]*2048+[.I70]*4096" office:value-type="float" office:value="2325" calcext:value-type="float">
            <text:p>23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71]*1+[.G71]*2+[.F71]*4+[.E71]*8+[.D71]*16+[.C71]*32)" office:value-type="float" office:value="23" calcext:value-type="float">
            <text:p>23</text:p>
          </table:table-cell>
          <table:table-cell table:formula="of:=[.U71]*1+[.T71]*2+[.S71]*4+[.R71]*8+[.Q71]*16+[.P71]*32+[.O71]*64+[.N71]*128+[.M71]*256+[.L71]*512+[.K71]*1024+[.J71]*2048+[.I71]*4096" office:value-type="float" office:value="6922" calcext:value-type="float">
            <text:p>69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72]*1+[.G72]*2+[.F72]*4+[.E72]*8+[.D72]*16+[.C72]*32)" office:value-type="float" office:value="24" calcext:value-type="float">
            <text:p>24</text:p>
          </table:table-cell>
          <table:table-cell table:formula="of:=[.U72]*1+[.T72]*2+[.S72]*4+[.R72]*8+[.Q72]*16+[.P72]*32+[.O72]*64+[.N72]*128+[.M72]*256+[.L72]*512+[.K72]*1024+[.J72]*2048+[.I72]*4096" office:value-type="float" office:value="7808" calcext:value-type="float">
            <text:p>780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73]*1+[.G73]*2+[.F73]*4+[.E73]*8+[.D73]*16+[.C73]*32)" office:value-type="float" office:value="25" calcext:value-type="float">
            <text:p>25</text:p>
          </table:table-cell>
          <table:table-cell table:formula="of:=[.U73]*1+[.T73]*2+[.S73]*4+[.R73]*8+[.Q73]*16+[.P73]*32+[.O73]*64+[.N73]*128+[.M73]*256+[.L73]*512+[.K73]*1024+[.J73]*2048+[.I73]*4096" office:value-type="float" office:value="7818" calcext:value-type="float">
            <text:p>78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74]*1+[.G74]*2+[.F74]*4+[.E74]*8+[.D74]*16+[.C74]*32)" office:value-type="float" office:value="26" calcext:value-type="float">
            <text:p>26</text:p>
          </table:table-cell>
          <table:table-cell table:formula="of:=[.U74]*1+[.T74]*2+[.S74]*4+[.R74]*8+[.Q74]*16+[.P74]*32+[.O74]*64+[.N74]*128+[.M74]*256+[.L74]*512+[.K74]*1024+[.J74]*2048+[.I74]*4096" office:value-type="float" office:value="7829" calcext:value-type="float">
            <text:p>78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75]*1+[.G75]*2+[.F75]*4+[.E75]*8+[.D75]*16+[.C75]*32)" office:value-type="float" office:value="27" calcext:value-type="float">
            <text:p>27</text:p>
          </table:table-cell>
          <table:table-cell table:formula="of:=[.U75]*1+[.T75]*2+[.S75]*4+[.R75]*8+[.Q75]*16+[.P75]*32+[.O75]*64+[.N75]*128+[.M75]*256+[.L75]*512+[.K75]*1024+[.J75]*2048+[.I75]*4096" office:value-type="float" office:value="7818" calcext:value-type="float">
            <text:p>78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Default" table:formula="of:=([.H76]*1+[.G76]*2+[.F76]*4+[.E76]*8+[.D76]*16+[.C76]*32)" office:value-type="float" office:value="32" calcext:value-type="float">
            <text:p>32</text:p>
          </table:table-cell>
          <table:table-cell table:formula="of:=[.U76]*1+[.T76]*2+[.S76]*4+[.R76]*8+[.Q76]*16+[.P76]*32+[.O76]*64+[.N76]*128+[.M76]*256+[.L76]*512+[.K76]*1024+[.J76]*2048+[.I76]*409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77]*1+[.G77]*2+[.F77]*4+[.E77]*8+[.D77]*16+[.C77]*32)" office:value-type="float" office:value="33" calcext:value-type="float">
            <text:p>33</text:p>
          </table:table-cell>
          <table:table-cell table:formula="of:=[.U77]*1+[.T77]*2+[.S77]*4+[.R77]*8+[.Q77]*16+[.P77]*32+[.O77]*64+[.N77]*128+[.M77]*256+[.L77]*512+[.K77]*1024+[.J77]*2048+[.I77]*4096"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78]*1+[.G78]*2+[.F78]*4+[.E78]*8+[.D78]*16+[.C78]*32)" office:value-type="float" office:value="34" calcext:value-type="float">
            <text:p>34</text:p>
          </table:table-cell>
          <table:table-cell table:formula="of:=[.U78]*1+[.T78]*2+[.S78]*4+[.R78]*8+[.Q78]*16+[.P78]*32+[.O78]*64+[.N78]*128+[.M78]*256+[.L78]*512+[.K78]*1024+[.J78]*2048+[.I78]*4096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79]*1+[.G79]*2+[.F79]*4+[.E79]*8+[.D79]*16+[.C79]*32)" office:value-type="float" office:value="35" calcext:value-type="float">
            <text:p>35</text:p>
          </table:table-cell>
          <table:table-cell table:formula="of:=[.U79]*1+[.T79]*2+[.S79]*4+[.R79]*8+[.Q79]*16+[.P79]*32+[.O79]*64+[.N79]*128+[.M79]*256+[.L79]*512+[.K79]*1024+[.J79]*2048+[.I79]*4096"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80]*1+[.G80]*2+[.F80]*4+[.E80]*8+[.D80]*16+[.C80]*32)" office:value-type="float" office:value="36" calcext:value-type="float">
            <text:p>36</text:p>
          </table:table-cell>
          <table:table-cell table:formula="of:=[.U80]*1+[.T80]*2+[.S80]*4+[.R80]*8+[.Q80]*16+[.P80]*32+[.O80]*64+[.N80]*128+[.M80]*256+[.L80]*512+[.K80]*1024+[.J80]*2048+[.I80]*4096" office:value-type="float" office:value="6912" calcext:value-type="float">
            <text:p>69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81]*1+[.G81]*2+[.F81]*4+[.E81]*8+[.D81]*16+[.C81]*32)" office:value-type="float" office:value="37" calcext:value-type="float">
            <text:p>37</text:p>
          </table:table-cell>
          <table:table-cell table:formula="of:=[.U81]*1+[.T81]*2+[.S81]*4+[.R81]*8+[.Q81]*16+[.P81]*32+[.O81]*64+[.N81]*128+[.M81]*256+[.L81]*512+[.K81]*1024+[.J81]*2048+[.I81]*4096"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82]*1+[.G82]*2+[.F82]*4+[.E82]*8+[.D82]*16+[.C82]*32)" office:value-type="float" office:value="38" calcext:value-type="float">
            <text:p>38</text:p>
          </table:table-cell>
          <table:table-cell table:formula="of:=[.U82]*1+[.T82]*2+[.S82]*4+[.R82]*8+[.Q82]*16+[.P82]*32+[.O82]*64+[.N82]*128+[.M82]*256+[.L82]*512+[.K82]*1024+[.J82]*2048+[.I82]*4096" office:value-type="float" office:value="2325" calcext:value-type="float">
            <text:p>23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83]*1+[.G83]*2+[.F83]*4+[.E83]*8+[.D83]*16+[.C83]*32)" office:value-type="float" office:value="39" calcext:value-type="float">
            <text:p>39</text:p>
          </table:table-cell>
          <table:table-cell table:formula="of:=[.U83]*1+[.T83]*2+[.S83]*4+[.R83]*8+[.Q83]*16+[.P83]*32+[.O83]*64+[.N83]*128+[.M83]*256+[.L83]*512+[.K83]*1024+[.J83]*2048+[.I83]*4096"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84]*1+[.G84]*2+[.F84]*4+[.E84]*8+[.D84]*16+[.C84]*32)" office:value-type="float" office:value="40" calcext:value-type="float">
            <text:p>40</text:p>
          </table:table-cell>
          <table:table-cell table:formula="of:=[.U84]*1+[.T84]*2+[.S84]*4+[.R84]*8+[.Q84]*16+[.P84]*32+[.O84]*64+[.N84]*128+[.M84]*256+[.L84]*512+[.K84]*1024+[.J84]*2048+[.I84]*4096" office:value-type="float" office:value="4224" calcext:value-type="float">
            <text:p>42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85]*1+[.G85]*2+[.F85]*4+[.E85]*8+[.D85]*16+[.C85]*32)" office:value-type="float" office:value="41" calcext:value-type="float">
            <text:p>41</text:p>
          </table:table-cell>
          <table:table-cell table:formula="of:=[.U85]*1+[.T85]*2+[.S85]*4+[.R85]*8+[.Q85]*16+[.P85]*32+[.O85]*64+[.N85]*128+[.M85]*256+[.L85]*512+[.K85]*1024+[.J85]*2048+[.I85]*4096" office:value-type="float" office:value="4205" calcext:value-type="float">
            <text:p>420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86]*1+[.G86]*2+[.F86]*4+[.E86]*8+[.D86]*16+[.C86]*32)" office:value-type="float" office:value="42" calcext:value-type="float">
            <text:p>42</text:p>
          </table:table-cell>
          <table:table-cell table:formula="of:=[.U86]*1+[.T86]*2+[.S86]*4+[.R86]*8+[.Q86]*16+[.P86]*32+[.O86]*64+[.N86]*128+[.M86]*256+[.L86]*512+[.K86]*1024+[.J86]*2048+[.I86]*4096" office:value-type="float" office:value="6357" calcext:value-type="float">
            <text:p>635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87]*1+[.G87]*2+[.F87]*4+[.E87]*8+[.D87]*16+[.C87]*32)" office:value-type="float" office:value="43" calcext:value-type="float">
            <text:p>43</text:p>
          </table:table-cell>
          <table:table-cell table:formula="of:=[.U87]*1+[.T87]*2+[.S87]*4+[.R87]*8+[.Q87]*16+[.P87]*32+[.O87]*64+[.N87]*128+[.M87]*256+[.L87]*512+[.K87]*1024+[.J87]*2048+[.I87]*4096" office:value-type="float" office:value="4205" calcext:value-type="float">
            <text:p>420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88]*1+[.G88]*2+[.F88]*4+[.E88]*8+[.D88]*16+[.C88]*32)" office:value-type="float" office:value="48" calcext:value-type="float">
            <text:p>48</text:p>
          </table:table-cell>
          <table:table-cell table:formula="of:=[.U88]*1+[.T88]*2+[.S88]*4+[.R88]*8+[.Q88]*16+[.P88]*32+[.O88]*64+[.N88]*128+[.M88]*256+[.L88]*512+[.K88]*1024+[.J88]*2048+[.I88]*4096" office:value-type="float" office:value="2624" calcext:value-type="float">
            <text:p>26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89]*1+[.G89]*2+[.F89]*4+[.E89]*8+[.D89]*16+[.C89]*32)" office:value-type="float" office:value="49" calcext:value-type="float">
            <text:p>49</text:p>
          </table:table-cell>
          <table:table-cell table:formula="of:=[.U89]*1+[.T89]*2+[.S89]*4+[.R89]*8+[.Q89]*16+[.P89]*32+[.O89]*64+[.N89]*128+[.M89]*256+[.L89]*512+[.K89]*1024+[.J89]*2048+[.I89]*4096"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90]*1+[.G90]*2+[.F90]*4+[.E90]*8+[.D90]*16+[.C90]*32)" office:value-type="float" office:value="50" calcext:value-type="float">
            <text:p>50</text:p>
          </table:table-cell>
          <table:table-cell table:formula="of:=[.U90]*1+[.T90]*2+[.S90]*4+[.R90]*8+[.Q90]*16+[.P90]*32+[.O90]*64+[.N90]*128+[.M90]*256+[.L90]*512+[.K90]*1024+[.J90]*2048+[.I90]*4096" office:value-type="float" office:value="2133" calcext:value-type="float">
            <text:p>2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91]*1+[.G91]*2+[.F91]*4+[.E91]*8+[.D91]*16+[.C91]*32)" office:value-type="float" office:value="51" calcext:value-type="float">
            <text:p>51</text:p>
          </table:table-cell>
          <table:table-cell table:formula="of:=[.U91]*1+[.T91]*2+[.S91]*4+[.R91]*8+[.Q91]*16+[.P91]*32+[.O91]*64+[.N91]*128+[.M91]*256+[.L91]*512+[.K91]*1024+[.J91]*2048+[.I91]*4096"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92]*1+[.G92]*2+[.F92]*4+[.E92]*8+[.D92]*16+[.C92]*32)" office:value-type="float" office:value="52" calcext:value-type="float">
            <text:p>52</text:p>
          </table:table-cell>
          <table:table-cell table:formula="of:=[.U92]*1+[.T92]*2+[.S92]*4+[.R92]*8+[.Q92]*16+[.P92]*32+[.O92]*64+[.N92]*128+[.M92]*256+[.L92]*512+[.K92]*1024+[.J92]*2048+[.I92]*4096" office:value-type="float" office:value="7488" calcext:value-type="float">
            <text:p>74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93]*1+[.G93]*2+[.F93]*4+[.E93]*8+[.D93]*16+[.C93]*32)" office:value-type="float" office:value="53" calcext:value-type="float">
            <text:p>53</text:p>
          </table:table-cell>
          <table:table-cell table:formula="of:=[.U93]*1+[.T93]*2+[.S93]*4+[.R93]*8+[.Q93]*16+[.P93]*32+[.O93]*64+[.N93]*128+[.M93]*256+[.L93]*512+[.K93]*1024+[.J93]*2048+[.I93]*4096" office:value-type="float" office:value="4461" calcext:value-type="float">
            <text:p>4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94]*1+[.G94]*2+[.F94]*4+[.E94]*8+[.D94]*16+[.C94]*32)" office:value-type="float" office:value="54" calcext:value-type="float">
            <text:p>54</text:p>
          </table:table-cell>
          <table:table-cell table:formula="of:=[.U94]*1+[.T94]*2+[.S94]*4+[.R94]*8+[.Q94]*16+[.P94]*32+[.O94]*64+[.N94]*128+[.M94]*256+[.L94]*512+[.K94]*1024+[.J94]*2048+[.I94]*4096" office:value-type="float" office:value="2325" calcext:value-type="float">
            <text:p>23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95]*1+[.G95]*2+[.F95]*4+[.E95]*8+[.D95]*16+[.C95]*32)" office:value-type="float" office:value="55" calcext:value-type="float">
            <text:p>55</text:p>
          </table:table-cell>
          <table:table-cell table:formula="of:=[.U95]*1+[.T95]*2+[.S95]*4+[.R95]*8+[.Q95]*16+[.P95]*32+[.O95]*64+[.N95]*128+[.M95]*256+[.L95]*512+[.K95]*1024+[.J95]*2048+[.I95]*4096" office:value-type="float" office:value="4461" calcext:value-type="float">
            <text:p>4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96]*1+[.G96]*2+[.F96]*4+[.E96]*8+[.D96]*16+[.C96]*32)" office:value-type="float" office:value="56" calcext:value-type="float">
            <text:p>56</text:p>
          </table:table-cell>
          <table:table-cell table:formula="of:=[.U96]*1+[.T96]*2+[.S96]*4+[.R96]*8+[.Q96]*16+[.P96]*32+[.O96]*64+[.N96]*128+[.M96]*256+[.L96]*512+[.K96]*1024+[.J96]*2048+[.I96]*4096" office:value-type="float" office:value="6848" calcext:value-type="float">
            <text:p>684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97]*1+[.G97]*2+[.F97]*4+[.E97]*8+[.D97]*16+[.C97]*32)" office:value-type="float" office:value="57" calcext:value-type="float">
            <text:p>57</text:p>
          </table:table-cell>
          <table:table-cell table:formula="of:=[.U97]*1+[.T97]*2+[.S97]*4+[.R97]*8+[.Q97]*16+[.P97]*32+[.O97]*64+[.N97]*128+[.M97]*256+[.L97]*512+[.K97]*1024+[.J97]*2048+[.I97]*4096" office:value-type="float" office:value="4205" calcext:value-type="float">
            <text:p>420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98]*1+[.G98]*2+[.F98]*4+[.E98]*8+[.D98]*16+[.C98]*32)" office:value-type="float" office:value="58" calcext:value-type="float">
            <text:p>58</text:p>
          </table:table-cell>
          <table:table-cell table:formula="of:=[.U98]*1+[.T98]*2+[.S98]*4+[.R98]*8+[.Q98]*16+[.P98]*32+[.O98]*64+[.N98]*128+[.M98]*256+[.L98]*512+[.K98]*1024+[.J98]*2048+[.I98]*4096" office:value-type="float" office:value="7829" calcext:value-type="float">
            <text:p>78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99]*1+[.G99]*2+[.F99]*4+[.E99]*8+[.D99]*16+[.C99]*32)" office:value-type="float" office:value="59" calcext:value-type="float">
            <text:p>59</text:p>
          </table:table-cell>
          <table:table-cell table:formula="of:=[.U99]*1+[.T99]*2+[.S99]*4+[.R99]*8+[.Q99]*16+[.P99]*32+[.O99]*64+[.N99]*128+[.M99]*256+[.L99]*512+[.K99]*1024+[.J99]*2048+[.I99]*4096" office:value-type="float" office:value="4205" calcext:value-type="float">
            <text:p>4205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number-columns-repeated="17"/>
          <table:table-cell table:style-name="Default" table:formula="of:=([.H100]*1+[.G100]*2+[.F100]*4+[.E100]*8+[.D100]*16+[.C100]*32)" office:value-type="float" office:value="0" calcext:value-type="float">
            <text:p>0</text:p>
          </table:table-cell>
          <table:table-cell table:formula="of:=[.U100]*1+[.T100]*2+[.S100]*4+[.R100]*8+[.Q100]*16+[.P100]*32+[.O100]*64+[.N100]*128+[.M100]*256+[.L100]*512+[.K100]*1024+[.J100]*2048+[.I100]*409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Default" table:formula="of:=([.H101]*1+[.G101]*2+[.F101]*4+[.E101]*8+[.D101]*16+[.C101]*32)" office:value-type="float" office:value="0" calcext:value-type="float">
            <text:p>0</text:p>
          </table:table-cell>
          <table:table-cell table:formula="of:=[.U101]*1+[.T101]*2+[.S101]*4+[.R101]*8+[.Q101]*16+[.P101]*32+[.O101]*64+[.N101]*128+[.M101]*256+[.L101]*512+[.K101]*1024+[.J101]*2048+[.I101]*409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02]*1+[.G102]*2+[.F102]*4+[.E102]*8+[.D102]*16+[.C102]*32)" office:value-type="float" office:value="1" calcext:value-type="float">
            <text:p>1</text:p>
          </table:table-cell>
          <table:table-cell table:formula="of:=[.U102]*1+[.T102]*2+[.S102]*4+[.R102]*8+[.Q102]*16+[.P102]*32+[.O102]*64+[.N102]*128+[.M102]*256+[.L102]*512+[.K102]*1024+[.J102]*2048+[.I102]*4096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03]*1+[.G103]*2+[.F103]*4+[.E103]*8+[.D103]*16+[.C103]*32)" office:value-type="float" office:value="2" calcext:value-type="float">
            <text:p>2</text:p>
          </table:table-cell>
          <table:table-cell table:formula="of:=[.U103]*1+[.T103]*2+[.S103]*4+[.R103]*8+[.Q103]*16+[.P103]*32+[.O103]*64+[.N103]*128+[.M103]*256+[.L103]*512+[.K103]*1024+[.J103]*2048+[.I103]*4096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04]*1+[.G104]*2+[.F104]*4+[.E104]*8+[.D104]*16+[.C104]*32)" office:value-type="string" office:string-value="" calcext:value-type="error">
            <text:p>#VALUE!</text:p>
          </table:table-cell>
          <table:table-cell table:formula="of:=[.U104]*1+[.T104]*2+[.S104]*4+[.R104]*8+[.Q104]*16+[.P104]*32+[.O104]*64+[.N104]*128+[.M104]*256+[.L104]*512+[.K104]*1024+[.J104]*2048+[.I104]*4096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105]*1+[.G105]*2+[.F105]*4+[.E105]*8+[.D105]*16+[.C105]*32)" office:value-type="float" office:value="4" calcext:value-type="float">
            <text:p>4</text:p>
          </table:table-cell>
          <table:table-cell table:formula="of:=[.U105]*1+[.T105]*2+[.S105]*4+[.R105]*8+[.Q105]*16+[.P105]*32+[.O105]*64+[.N105]*128+[.M105]*256+[.L105]*512+[.K105]*1024+[.J105]*2048+[.I105]*4096" office:value-type="float" office:value="7424" calcext:value-type="float">
            <text:p>74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06]*1+[.G106]*2+[.F106]*4+[.E106]*8+[.D106]*16+[.C106]*32)" office:value-type="float" office:value="5" calcext:value-type="float">
            <text:p>5</text:p>
          </table:table-cell>
          <table:table-cell table:formula="of:=[.U106]*1+[.T106]*2+[.S106]*4+[.R106]*8+[.Q106]*16+[.P106]*32+[.O106]*64+[.N106]*128+[.M106]*256+[.L106]*512+[.K106]*1024+[.J106]*2048+[.I106]*4096" office:value-type="float" office:value="7434" calcext:value-type="float">
            <text:p>74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07]*1+[.G107]*2+[.F107]*4+[.E107]*8+[.D107]*16+[.C107]*32)" office:value-type="float" office:value="6" calcext:value-type="float">
            <text:p>6</text:p>
          </table:table-cell>
          <table:table-cell table:formula="of:=[.U107]*1+[.T107]*2+[.S107]*4+[.R107]*8+[.Q107]*16+[.P107]*32+[.O107]*64+[.N107]*128+[.M107]*256+[.L107]*512+[.K107]*1024+[.J107]*2048+[.I107]*4096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08]*1+[.G108]*2+[.F108]*4+[.E108]*8+[.D108]*16+[.C108]*32)" office:value-type="string" office:string-value="" calcext:value-type="error">
            <text:p>#VALUE!</text:p>
          </table:table-cell>
          <table:table-cell table:formula="of:=[.U108]*1+[.T108]*2+[.S108]*4+[.R108]*8+[.Q108]*16+[.P108]*32+[.O108]*64+[.N108]*128+[.M108]*256+[.L108]*512+[.K108]*1024+[.J108]*2048+[.I108]*4096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109]*1+[.G109]*2+[.F109]*4+[.E109]*8+[.D109]*16+[.C109]*32)" office:value-type="float" office:value="8" calcext:value-type="float">
            <text:p>8</text:p>
          </table:table-cell>
          <table:table-cell table:formula="of:=[.U109]*1+[.T109]*2+[.S109]*4+[.R109]*8+[.Q109]*16+[.P109]*32+[.O109]*64+[.N109]*128+[.M109]*256+[.L109]*512+[.K109]*1024+[.J109]*2048+[.I109]*4096" office:value-type="float" office:value="4224" calcext:value-type="float">
            <text:p>42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10]*1+[.G110]*2+[.F110]*4+[.E110]*8+[.D110]*16+[.C110]*32)" office:value-type="float" office:value="9" calcext:value-type="float">
            <text:p>9</text:p>
          </table:table-cell>
          <table:table-cell table:formula="of:=[.U110]*1+[.T110]*2+[.S110]*4+[.R110]*8+[.Q110]*16+[.P110]*32+[.O110]*64+[.N110]*128+[.M110]*256+[.L110]*512+[.K110]*1024+[.J110]*2048+[.I110]*4096" office:value-type="float" office:value="4234" calcext:value-type="float">
            <text:p>42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11]*1+[.G111]*2+[.F111]*4+[.E111]*8+[.D111]*16+[.C111]*32)" office:value-type="float" office:value="10" calcext:value-type="float">
            <text:p>10</text:p>
          </table:table-cell>
          <table:table-cell table:formula="of:=[.U111]*1+[.T111]*2+[.S111]*4+[.R111]*8+[.Q111]*16+[.P111]*32+[.O111]*64+[.N111]*128+[.M111]*256+[.L111]*512+[.K111]*1024+[.J111]*2048+[.I111]*4096" office:value-type="float" office:value="4245" calcext:value-type="float">
            <text:p>424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12]*1+[.G112]*2+[.F112]*4+[.E112]*8+[.D112]*16+[.C112]*32)" office:value-type="string" office:string-value="" calcext:value-type="error">
            <text:p>#VALUE!</text:p>
          </table:table-cell>
          <table:table-cell table:formula="of:=[.U112]*1+[.T112]*2+[.S112]*4+[.R112]*8+[.Q112]*16+[.P112]*32+[.O112]*64+[.N112]*128+[.M112]*256+[.L112]*512+[.K112]*1024+[.J112]*2048+[.I112]*4096" office:value-type="float" office:value="4245" calcext:value-type="float">
            <text:p>424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table:formula="of:=([.H113]*1+[.G113]*2+[.F113]*4+[.E113]*8+[.D113]*16+[.C113]*32)" office:value-type="float" office:value="16" calcext:value-type="float">
            <text:p>16</text:p>
          </table:table-cell>
          <table:table-cell table:formula="of:=[.U113]*1+[.T113]*2+[.S113]*4+[.R113]*8+[.Q113]*16+[.P113]*32+[.O113]*64+[.N113]*128+[.M113]*256+[.L113]*512+[.K113]*1024+[.J113]*2048+[.I113]*4096" office:value-type="float" office:value="3584" calcext:value-type="float">
            <text:p>3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14]*1+[.G114]*2+[.F114]*4+[.E114]*8+[.D114]*16+[.C114]*32)" office:value-type="float" office:value="17" calcext:value-type="float">
            <text:p>17</text:p>
          </table:table-cell>
          <table:table-cell table:formula="of:=[.U114]*1+[.T114]*2+[.S114]*4+[.R114]*8+[.Q114]*16+[.P114]*32+[.O114]*64+[.N114]*128+[.M114]*256+[.L114]*512+[.K114]*1024+[.J114]*2048+[.I114]*4096" office:value-type="float" office:value="3594" calcext:value-type="float">
            <text:p>35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15]*1+[.G115]*2+[.F115]*4+[.E115]*8+[.D115]*16+[.C115]*32)" office:value-type="float" office:value="18" calcext:value-type="float">
            <text:p>18</text:p>
          </table:table-cell>
          <table:table-cell table:formula="of:=[.U115]*1+[.T115]*2+[.S115]*4+[.R115]*8+[.Q115]*16+[.P115]*32+[.O115]*64+[.N115]*128+[.M115]*256+[.L115]*512+[.K115]*1024+[.J115]*2048+[.I115]*4096" office:value-type="float" office:value="3605" calcext:value-type="float">
            <text:p>360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16]*1+[.G116]*2+[.F116]*4+[.E116]*8+[.D116]*16+[.C116]*32)" office:value-type="string" office:string-value="" calcext:value-type="error">
            <text:p>#VALUE!</text:p>
          </table:table-cell>
          <table:table-cell table:formula="of:=[.U116]*1+[.T116]*2+[.S116]*4+[.R116]*8+[.Q116]*16+[.P116]*32+[.O116]*64+[.N116]*128+[.M116]*256+[.L116]*512+[.K116]*1024+[.J116]*2048+[.I116]*4096" office:value-type="float" office:value="3605" calcext:value-type="float">
            <text:p>360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117]*1+[.G117]*2+[.F117]*4+[.E117]*8+[.D117]*16+[.C117]*32)" office:value-type="float" office:value="20" calcext:value-type="float">
            <text:p>20</text:p>
          </table:table-cell>
          <table:table-cell table:formula="of:=[.U117]*1+[.T117]*2+[.S117]*4+[.R117]*8+[.Q117]*16+[.P117]*32+[.O117]*64+[.N117]*128+[.M117]*256+[.L117]*512+[.K117]*1024+[.J117]*2048+[.I117]*4096" office:value-type="float" office:value="6912" calcext:value-type="float">
            <text:p>69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18]*1+[.G118]*2+[.F118]*4+[.E118]*8+[.D118]*16+[.C118]*32)" office:value-type="float" office:value="21" calcext:value-type="float">
            <text:p>21</text:p>
          </table:table-cell>
          <table:table-cell table:formula="of:=[.U118]*1+[.T118]*2+[.S118]*4+[.R118]*8+[.Q118]*16+[.P118]*32+[.O118]*64+[.N118]*128+[.M118]*256+[.L118]*512+[.K118]*1024+[.J118]*2048+[.I118]*4096" office:value-type="float" office:value="6922" calcext:value-type="float">
            <text:p>69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19]*1+[.G119]*2+[.F119]*4+[.E119]*8+[.D119]*16+[.C119]*32)" office:value-type="float" office:value="22" calcext:value-type="float">
            <text:p>22</text:p>
          </table:table-cell>
          <table:table-cell table:formula="of:=[.U119]*1+[.T119]*2+[.S119]*4+[.R119]*8+[.Q119]*16+[.P119]*32+[.O119]*64+[.N119]*128+[.M119]*256+[.L119]*512+[.K119]*1024+[.J119]*2048+[.I119]*4096" office:value-type="float" office:value="2325" calcext:value-type="float">
            <text:p>23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20]*1+[.G120]*2+[.F120]*4+[.E120]*8+[.D120]*16+[.C120]*32)" office:value-type="string" office:string-value="" calcext:value-type="error">
            <text:p>#VALUE!</text:p>
          </table:table-cell>
          <table:table-cell table:formula="of:=[.U120]*1+[.T120]*2+[.S120]*4+[.R120]*8+[.Q120]*16+[.P120]*32+[.O120]*64+[.N120]*128+[.M120]*256+[.L120]*512+[.K120]*1024+[.J120]*2048+[.I120]*4096" office:value-type="float" office:value="2325" calcext:value-type="float">
            <text:p>23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121]*1+[.G121]*2+[.F121]*4+[.E121]*8+[.D121]*16+[.C121]*32)" office:value-type="float" office:value="24" calcext:value-type="float">
            <text:p>24</text:p>
          </table:table-cell>
          <table:table-cell table:formula="of:=[.U121]*1+[.T121]*2+[.S121]*4+[.R121]*8+[.Q121]*16+[.P121]*32+[.O121]*64+[.N121]*128+[.M121]*256+[.L121]*512+[.K121]*1024+[.J121]*2048+[.I121]*4096" office:value-type="float" office:value="7808" calcext:value-type="float">
            <text:p>780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22]*1+[.G122]*2+[.F122]*4+[.E122]*8+[.D122]*16+[.C122]*32)" office:value-type="float" office:value="25" calcext:value-type="float">
            <text:p>25</text:p>
          </table:table-cell>
          <table:table-cell table:formula="of:=[.U122]*1+[.T122]*2+[.S122]*4+[.R122]*8+[.Q122]*16+[.P122]*32+[.O122]*64+[.N122]*128+[.M122]*256+[.L122]*512+[.K122]*1024+[.J122]*2048+[.I122]*4096" office:value-type="float" office:value="7818" calcext:value-type="float">
            <text:p>78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23]*1+[.G123]*2+[.F123]*4+[.E123]*8+[.D123]*16+[.C123]*32)" office:value-type="float" office:value="26" calcext:value-type="float">
            <text:p>26</text:p>
          </table:table-cell>
          <table:table-cell table:formula="of:=[.U123]*1+[.T123]*2+[.S123]*4+[.R123]*8+[.Q123]*16+[.P123]*32+[.O123]*64+[.N123]*128+[.M123]*256+[.L123]*512+[.K123]*1024+[.J123]*2048+[.I123]*4096" office:value-type="float" office:value="7829" calcext:value-type="float">
            <text:p>78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24]*1+[.G124]*2+[.F124]*4+[.E124]*8+[.D124]*16+[.C124]*32)" office:value-type="string" office:string-value="" calcext:value-type="error">
            <text:p>#VALUE!</text:p>
          </table:table-cell>
          <table:table-cell table:formula="of:=[.U124]*1+[.T124]*2+[.S124]*4+[.R124]*8+[.Q124]*16+[.P124]*32+[.O124]*64+[.N124]*128+[.M124]*256+[.L124]*512+[.K124]*1024+[.J124]*2048+[.I124]*4096" office:value-type="float" office:value="7829" calcext:value-type="float">
            <text:p>78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Default" table:formula="of:=([.H125]*1+[.G125]*2+[.F125]*4+[.E125]*8+[.D125]*16+[.C125]*32)" office:value-type="float" office:value="32" calcext:value-type="float">
            <text:p>32</text:p>
          </table:table-cell>
          <table:table-cell table:formula="of:=[.U125]*1+[.T125]*2+[.S125]*4+[.R125]*8+[.Q125]*16+[.P125]*32+[.O125]*64+[.N125]*128+[.M125]*256+[.L125]*512+[.K125]*1024+[.J125]*2048+[.I125]*409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26]*1+[.G126]*2+[.F126]*4+[.E126]*8+[.D126]*16+[.C126]*32)" office:value-type="float" office:value="33" calcext:value-type="float">
            <text:p>33</text:p>
          </table:table-cell>
          <table:table-cell table:formula="of:=[.U126]*1+[.T126]*2+[.S126]*4+[.R126]*8+[.Q126]*16+[.P126]*32+[.O126]*64+[.N126]*128+[.M126]*256+[.L126]*512+[.K126]*1024+[.J126]*2048+[.I126]*4096"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27]*1+[.G127]*2+[.F127]*4+[.E127]*8+[.D127]*16+[.C127]*32)" office:value-type="float" office:value="34" calcext:value-type="float">
            <text:p>34</text:p>
          </table:table-cell>
          <table:table-cell table:formula="of:=[.U127]*1+[.T127]*2+[.S127]*4+[.R127]*8+[.Q127]*16+[.P127]*32+[.O127]*64+[.N127]*128+[.M127]*256+[.L127]*512+[.K127]*1024+[.J127]*2048+[.I127]*4096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28]*1+[.G128]*2+[.F128]*4+[.E128]*8+[.D128]*16+[.C128]*32)" office:value-type="string" office:string-value="" calcext:value-type="error">
            <text:p>#VALUE!</text:p>
          </table:table-cell>
          <table:table-cell table:formula="of:=[.U128]*1+[.T128]*2+[.S128]*4+[.R128]*8+[.Q128]*16+[.P128]*32+[.O128]*64+[.N128]*128+[.M128]*256+[.L128]*512+[.K128]*1024+[.J128]*2048+[.I128]*4096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129]*1+[.G129]*2+[.F129]*4+[.E129]*8+[.D129]*16+[.C129]*32)" office:value-type="float" office:value="36" calcext:value-type="float">
            <text:p>36</text:p>
          </table:table-cell>
          <table:table-cell table:formula="of:=[.U129]*1+[.T129]*2+[.S129]*4+[.R129]*8+[.Q129]*16+[.P129]*32+[.O129]*64+[.N129]*128+[.M129]*256+[.L129]*512+[.K129]*1024+[.J129]*2048+[.I129]*4096" office:value-type="float" office:value="6912" calcext:value-type="float">
            <text:p>69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30]*1+[.G130]*2+[.F130]*4+[.E130]*8+[.D130]*16+[.C130]*32)" office:value-type="float" office:value="37" calcext:value-type="float">
            <text:p>37</text:p>
          </table:table-cell>
          <table:table-cell table:formula="of:=[.U130]*1+[.T130]*2+[.S130]*4+[.R130]*8+[.Q130]*16+[.P130]*32+[.O130]*64+[.N130]*128+[.M130]*256+[.L130]*512+[.K130]*1024+[.J130]*2048+[.I130]*4096"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31]*1+[.G131]*2+[.F131]*4+[.E131]*8+[.D131]*16+[.C131]*32)" office:value-type="float" office:value="38" calcext:value-type="float">
            <text:p>38</text:p>
          </table:table-cell>
          <table:table-cell table:formula="of:=[.U131]*1+[.T131]*2+[.S131]*4+[.R131]*8+[.Q131]*16+[.P131]*32+[.O131]*64+[.N131]*128+[.M131]*256+[.L131]*512+[.K131]*1024+[.J131]*2048+[.I131]*4096" office:value-type="float" office:value="2325" calcext:value-type="float">
            <text:p>23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32]*1+[.G132]*2+[.F132]*4+[.E132]*8+[.D132]*16+[.C132]*32)" office:value-type="string" office:string-value="" calcext:value-type="error">
            <text:p>#VALUE!</text:p>
          </table:table-cell>
          <table:table-cell table:formula="of:=[.U132]*1+[.T132]*2+[.S132]*4+[.R132]*8+[.Q132]*16+[.P132]*32+[.O132]*64+[.N132]*128+[.M132]*256+[.L132]*512+[.K132]*1024+[.J132]*2048+[.I132]*4096" office:value-type="float" office:value="2325" calcext:value-type="float">
            <text:p>23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133]*1+[.G133]*2+[.F133]*4+[.E133]*8+[.D133]*16+[.C133]*32)" office:value-type="float" office:value="40" calcext:value-type="float">
            <text:p>40</text:p>
          </table:table-cell>
          <table:table-cell table:formula="of:=[.U133]*1+[.T133]*2+[.S133]*4+[.R133]*8+[.Q133]*16+[.P133]*32+[.O133]*64+[.N133]*128+[.M133]*256+[.L133]*512+[.K133]*1024+[.J133]*2048+[.I133]*4096" office:value-type="float" office:value="4224" calcext:value-type="float">
            <text:p>42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34]*1+[.G134]*2+[.F134]*4+[.E134]*8+[.D134]*16+[.C134]*32)" office:value-type="float" office:value="41" calcext:value-type="float">
            <text:p>41</text:p>
          </table:table-cell>
          <table:table-cell table:formula="of:=[.U134]*1+[.T134]*2+[.S134]*4+[.R134]*8+[.Q134]*16+[.P134]*32+[.O134]*64+[.N134]*128+[.M134]*256+[.L134]*512+[.K134]*1024+[.J134]*2048+[.I134]*4096" office:value-type="float" office:value="4205" calcext:value-type="float">
            <text:p>420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35]*1+[.G135]*2+[.F135]*4+[.E135]*8+[.D135]*16+[.C135]*32)" office:value-type="float" office:value="42" calcext:value-type="float">
            <text:p>42</text:p>
          </table:table-cell>
          <table:table-cell table:formula="of:=[.U135]*1+[.T135]*2+[.S135]*4+[.R135]*8+[.Q135]*16+[.P135]*32+[.O135]*64+[.N135]*128+[.M135]*256+[.L135]*512+[.K135]*1024+[.J135]*2048+[.I135]*4096" office:value-type="float" office:value="6357" calcext:value-type="float">
            <text:p>635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36]*1+[.G136]*2+[.F136]*4+[.E136]*8+[.D136]*16+[.C136]*32)" office:value-type="string" office:string-value="" calcext:value-type="error">
            <text:p>#VALUE!</text:p>
          </table:table-cell>
          <table:table-cell table:formula="of:=[.U136]*1+[.T136]*2+[.S136]*4+[.R136]*8+[.Q136]*16+[.P136]*32+[.O136]*64+[.N136]*128+[.M136]*256+[.L136]*512+[.K136]*1024+[.J136]*2048+[.I136]*4096" office:value-type="float" office:value="6357" calcext:value-type="float">
            <text:p>635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137]*1+[.G137]*2+[.F137]*4+[.E137]*8+[.D137]*16+[.C137]*32)" office:value-type="float" office:value="48" calcext:value-type="float">
            <text:p>48</text:p>
          </table:table-cell>
          <table:table-cell table:formula="of:=[.U137]*1+[.T137]*2+[.S137]*4+[.R137]*8+[.Q137]*16+[.P137]*32+[.O137]*64+[.N137]*128+[.M137]*256+[.L137]*512+[.K137]*1024+[.J137]*2048+[.I137]*4096" office:value-type="float" office:value="2624" calcext:value-type="float">
            <text:p>26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38]*1+[.G138]*2+[.F138]*4+[.E138]*8+[.D138]*16+[.C138]*32)" office:value-type="float" office:value="49" calcext:value-type="float">
            <text:p>49</text:p>
          </table:table-cell>
          <table:table-cell table:formula="of:=[.U138]*1+[.T138]*2+[.S138]*4+[.R138]*8+[.Q138]*16+[.P138]*32+[.O138]*64+[.N138]*128+[.M138]*256+[.L138]*512+[.K138]*1024+[.J138]*2048+[.I138]*4096"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39]*1+[.G139]*2+[.F139]*4+[.E139]*8+[.D139]*16+[.C139]*32)" office:value-type="float" office:value="50" calcext:value-type="float">
            <text:p>50</text:p>
          </table:table-cell>
          <table:table-cell table:formula="of:=[.U139]*1+[.T139]*2+[.S139]*4+[.R139]*8+[.Q139]*16+[.P139]*32+[.O139]*64+[.N139]*128+[.M139]*256+[.L139]*512+[.K139]*1024+[.J139]*2048+[.I139]*4096" office:value-type="float" office:value="2133" calcext:value-type="float">
            <text:p>2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40]*1+[.G140]*2+[.F140]*4+[.E140]*8+[.D140]*16+[.C140]*32)" office:value-type="string" office:string-value="" calcext:value-type="error">
            <text:p>#VALUE!</text:p>
          </table:table-cell>
          <table:table-cell table:formula="of:=[.U140]*1+[.T140]*2+[.S140]*4+[.R140]*8+[.Q140]*16+[.P140]*32+[.O140]*64+[.N140]*128+[.M140]*256+[.L140]*512+[.K140]*1024+[.J140]*2048+[.I140]*4096" office:value-type="float" office:value="2133" calcext:value-type="float">
            <text:p>2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141]*1+[.G141]*2+[.F141]*4+[.E141]*8+[.D141]*16+[.C141]*32)" office:value-type="float" office:value="52" calcext:value-type="float">
            <text:p>52</text:p>
          </table:table-cell>
          <table:table-cell table:formula="of:=[.U141]*1+[.T141]*2+[.S141]*4+[.R141]*8+[.Q141]*16+[.P141]*32+[.O141]*64+[.N141]*128+[.M141]*256+[.L141]*512+[.K141]*1024+[.J141]*2048+[.I141]*4096" office:value-type="float" office:value="7488" calcext:value-type="float">
            <text:p>74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42]*1+[.G142]*2+[.F142]*4+[.E142]*8+[.D142]*16+[.C142]*32)" office:value-type="float" office:value="53" calcext:value-type="float">
            <text:p>53</text:p>
          </table:table-cell>
          <table:table-cell table:formula="of:=[.U142]*1+[.T142]*2+[.S142]*4+[.R142]*8+[.Q142]*16+[.P142]*32+[.O142]*64+[.N142]*128+[.M142]*256+[.L142]*512+[.K142]*1024+[.J142]*2048+[.I142]*4096" office:value-type="float" office:value="4461" calcext:value-type="float">
            <text:p>4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43]*1+[.G143]*2+[.F143]*4+[.E143]*8+[.D143]*16+[.C143]*32)" office:value-type="float" office:value="54" calcext:value-type="float">
            <text:p>54</text:p>
          </table:table-cell>
          <table:table-cell table:formula="of:=[.U143]*1+[.T143]*2+[.S143]*4+[.R143]*8+[.Q143]*16+[.P143]*32+[.O143]*64+[.N143]*128+[.M143]*256+[.L143]*512+[.K143]*1024+[.J143]*2048+[.I143]*4096" office:value-type="float" office:value="2325" calcext:value-type="float">
            <text:p>23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44]*1+[.G144]*2+[.F144]*4+[.E144]*8+[.D144]*16+[.C144]*32)" office:value-type="string" office:string-value="" calcext:value-type="error">
            <text:p>#VALUE!</text:p>
          </table:table-cell>
          <table:table-cell table:formula="of:=[.U144]*1+[.T144]*2+[.S144]*4+[.R144]*8+[.Q144]*16+[.P144]*32+[.O144]*64+[.N144]*128+[.M144]*256+[.L144]*512+[.K144]*1024+[.J144]*2048+[.I144]*4096" office:value-type="float" office:value="2325" calcext:value-type="float">
            <text:p>23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145]*1+[.G145]*2+[.F145]*4+[.E145]*8+[.D145]*16+[.C145]*32)" office:value-type="float" office:value="56" calcext:value-type="float">
            <text:p>56</text:p>
          </table:table-cell>
          <table:table-cell table:formula="of:=[.U145]*1+[.T145]*2+[.S145]*4+[.R145]*8+[.Q145]*16+[.P145]*32+[.O145]*64+[.N145]*128+[.M145]*256+[.L145]*512+[.K145]*1024+[.J145]*2048+[.I145]*4096" office:value-type="float" office:value="6848" calcext:value-type="float">
            <text:p>684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46]*1+[.G146]*2+[.F146]*4+[.E146]*8+[.D146]*16+[.C146]*32)" office:value-type="float" office:value="57" calcext:value-type="float">
            <text:p>57</text:p>
          </table:table-cell>
          <table:table-cell table:formula="of:=[.U146]*1+[.T146]*2+[.S146]*4+[.R146]*8+[.Q146]*16+[.P146]*32+[.O146]*64+[.N146]*128+[.M146]*256+[.L146]*512+[.K146]*1024+[.J146]*2048+[.I146]*4096" office:value-type="float" office:value="4205" calcext:value-type="float">
            <text:p>420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47]*1+[.G147]*2+[.F147]*4+[.E147]*8+[.D147]*16+[.C147]*32)" office:value-type="float" office:value="58" calcext:value-type="float">
            <text:p>58</text:p>
          </table:table-cell>
          <table:table-cell table:formula="of:=[.U147]*1+[.T147]*2+[.S147]*4+[.R147]*8+[.Q147]*16+[.P147]*32+[.O147]*64+[.N147]*128+[.M147]*256+[.L147]*512+[.K147]*1024+[.J147]*2048+[.I147]*4096" office:value-type="float" office:value="7829" calcext:value-type="float">
            <text:p>78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48]*1+[.G148]*2+[.F148]*4+[.E148]*8+[.D148]*16+[.C148]*32)" office:value-type="string" office:string-value="" calcext:value-type="error">
            <text:p>#VALUE!</text:p>
          </table:table-cell>
          <table:table-cell table:formula="of:=[.U148]*1+[.T148]*2+[.S148]*4+[.R148]*8+[.Q148]*16+[.P148]*32+[.O148]*64+[.N148]*128+[.M148]*256+[.L148]*512+[.K148]*1024+[.J148]*2048+[.I148]*4096" office:value-type="float" office:value="7829" calcext:value-type="float">
            <text:p>78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Default" table:formula="of:=([.H149]*1+[.G149]*2+[.F149]*4+[.E149]*8+[.D149]*16+[.C149]*32)" office:value-type="float" office:value="0" calcext:value-type="float">
            <text:p>0</text:p>
          </table:table-cell>
          <table:table-cell table:formula="of:=[.U149]*1+[.T149]*2+[.S149]*4+[.R149]*8+[.Q149]*16+[.P149]*32+[.O149]*64+[.N149]*128+[.M149]*256+[.L149]*512+[.K149]*1024+[.J149]*2048+[.I149]*409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50]*1+[.G150]*2+[.F150]*4+[.E150]*8+[.D150]*16+[.C150]*32)" office:value-type="float" office:value="1" calcext:value-type="float">
            <text:p>1</text:p>
          </table:table-cell>
          <table:table-cell table:formula="of:=[.U150]*1+[.T150]*2+[.S150]*4+[.R150]*8+[.Q150]*16+[.P150]*32+[.O150]*64+[.N150]*128+[.M150]*256+[.L150]*512+[.K150]*1024+[.J150]*2048+[.I150]*4096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51]*1+[.G151]*2+[.F151]*4+[.E151]*8+[.D151]*16+[.C151]*32)" office:value-type="float" office:value="2" calcext:value-type="float">
            <text:p>2</text:p>
          </table:table-cell>
          <table:table-cell table:formula="of:=[.U151]*1+[.T151]*2+[.S151]*4+[.R151]*8+[.Q151]*16+[.P151]*32+[.O151]*64+[.N151]*128+[.M151]*256+[.L151]*512+[.K151]*1024+[.J151]*2048+[.I151]*4096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52]*1+[.G152]*2+[.F152]*4+[.E152]*8+[.D152]*16+[.C152]*32)" office:value-type="string" office:string-value="" calcext:value-type="error">
            <text:p>#VALUE!</text:p>
          </table:table-cell>
          <table:table-cell table:formula="of:=[.U152]*1+[.T152]*2+[.S152]*4+[.R152]*8+[.Q152]*16+[.P152]*32+[.O152]*64+[.N152]*128+[.M152]*256+[.L152]*512+[.K152]*1024+[.J152]*2048+[.I152]*4096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153]*1+[.G153]*2+[.F153]*4+[.E153]*8+[.D153]*16+[.C153]*32)" office:value-type="float" office:value="4" calcext:value-type="float">
            <text:p>4</text:p>
          </table:table-cell>
          <table:table-cell table:formula="of:=[.U153]*1+[.T153]*2+[.S153]*4+[.R153]*8+[.Q153]*16+[.P153]*32+[.O153]*64+[.N153]*128+[.M153]*256+[.L153]*512+[.K153]*1024+[.J153]*2048+[.I153]*4096" office:value-type="float" office:value="7424" calcext:value-type="float">
            <text:p>74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54]*1+[.G154]*2+[.F154]*4+[.E154]*8+[.D154]*16+[.C154]*32)" office:value-type="float" office:value="5" calcext:value-type="float">
            <text:p>5</text:p>
          </table:table-cell>
          <table:table-cell table:formula="of:=[.U154]*1+[.T154]*2+[.S154]*4+[.R154]*8+[.Q154]*16+[.P154]*32+[.O154]*64+[.N154]*128+[.M154]*256+[.L154]*512+[.K154]*1024+[.J154]*2048+[.I154]*4096" office:value-type="float" office:value="7434" calcext:value-type="float">
            <text:p>74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55]*1+[.G155]*2+[.F155]*4+[.E155]*8+[.D155]*16+[.C155]*32)" office:value-type="float" office:value="6" calcext:value-type="float">
            <text:p>6</text:p>
          </table:table-cell>
          <table:table-cell table:formula="of:=[.U155]*1+[.T155]*2+[.S155]*4+[.R155]*8+[.Q155]*16+[.P155]*32+[.O155]*64+[.N155]*128+[.M155]*256+[.L155]*512+[.K155]*1024+[.J155]*2048+[.I155]*4096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56]*1+[.G156]*2+[.F156]*4+[.E156]*8+[.D156]*16+[.C156]*32)" office:value-type="string" office:string-value="" calcext:value-type="error">
            <text:p>#VALUE!</text:p>
          </table:table-cell>
          <table:table-cell table:formula="of:=[.U156]*1+[.T156]*2+[.S156]*4+[.R156]*8+[.Q156]*16+[.P156]*32+[.O156]*64+[.N156]*128+[.M156]*256+[.L156]*512+[.K156]*1024+[.J156]*2048+[.I156]*4096" office:value-type="float" office:value="7434" calcext:value-type="float">
            <text:p>74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157]*1+[.G157]*2+[.F157]*4+[.E157]*8+[.D157]*16+[.C157]*32)" office:value-type="float" office:value="8" calcext:value-type="float">
            <text:p>8</text:p>
          </table:table-cell>
          <table:table-cell table:formula="of:=[.U157]*1+[.T157]*2+[.S157]*4+[.R157]*8+[.Q157]*16+[.P157]*32+[.O157]*64+[.N157]*128+[.M157]*256+[.L157]*512+[.K157]*1024+[.J157]*2048+[.I157]*4096" office:value-type="float" office:value="4224" calcext:value-type="float">
            <text:p>42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58]*1+[.G158]*2+[.F158]*4+[.E158]*8+[.D158]*16+[.C158]*32)" office:value-type="float" office:value="9" calcext:value-type="float">
            <text:p>9</text:p>
          </table:table-cell>
          <table:table-cell table:formula="of:=[.U158]*1+[.T158]*2+[.S158]*4+[.R158]*8+[.Q158]*16+[.P158]*32+[.O158]*64+[.N158]*128+[.M158]*256+[.L158]*512+[.K158]*1024+[.J158]*2048+[.I158]*4096" office:value-type="float" office:value="4234" calcext:value-type="float">
            <text:p>42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59]*1+[.G159]*2+[.F159]*4+[.E159]*8+[.D159]*16+[.C159]*32)" office:value-type="float" office:value="10" calcext:value-type="float">
            <text:p>10</text:p>
          </table:table-cell>
          <table:table-cell table:formula="of:=[.U159]*1+[.T159]*2+[.S159]*4+[.R159]*8+[.Q159]*16+[.P159]*32+[.O159]*64+[.N159]*128+[.M159]*256+[.L159]*512+[.K159]*1024+[.J159]*2048+[.I159]*4096" office:value-type="float" office:value="4245" calcext:value-type="float">
            <text:p>424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60]*1+[.G160]*2+[.F160]*4+[.E160]*8+[.D160]*16+[.C160]*32)" office:value-type="string" office:string-value="" calcext:value-type="error">
            <text:p>#VALUE!</text:p>
          </table:table-cell>
          <table:table-cell table:formula="of:=[.U160]*1+[.T160]*2+[.S160]*4+[.R160]*8+[.Q160]*16+[.P160]*32+[.O160]*64+[.N160]*128+[.M160]*256+[.L160]*512+[.K160]*1024+[.J160]*2048+[.I160]*4096" office:value-type="float" office:value="4234" calcext:value-type="float">
            <text:p>42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table:formula="of:=([.H161]*1+[.G161]*2+[.F161]*4+[.E161]*8+[.D161]*16+[.C161]*32)" office:value-type="float" office:value="16" calcext:value-type="float">
            <text:p>16</text:p>
          </table:table-cell>
          <table:table-cell table:formula="of:=[.U161]*1+[.T161]*2+[.S161]*4+[.R161]*8+[.Q161]*16+[.P161]*32+[.O161]*64+[.N161]*128+[.M161]*256+[.L161]*512+[.K161]*1024+[.J161]*2048+[.I161]*4096" office:value-type="float" office:value="3584" calcext:value-type="float">
            <text:p>3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62]*1+[.G162]*2+[.F162]*4+[.E162]*8+[.D162]*16+[.C162]*32)" office:value-type="float" office:value="17" calcext:value-type="float">
            <text:p>17</text:p>
          </table:table-cell>
          <table:table-cell table:formula="of:=[.U162]*1+[.T162]*2+[.S162]*4+[.R162]*8+[.Q162]*16+[.P162]*32+[.O162]*64+[.N162]*128+[.M162]*256+[.L162]*512+[.K162]*1024+[.J162]*2048+[.I162]*4096" office:value-type="float" office:value="3594" calcext:value-type="float">
            <text:p>35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63]*1+[.G163]*2+[.F163]*4+[.E163]*8+[.D163]*16+[.C163]*32)" office:value-type="float" office:value="18" calcext:value-type="float">
            <text:p>18</text:p>
          </table:table-cell>
          <table:table-cell table:formula="of:=[.U163]*1+[.T163]*2+[.S163]*4+[.R163]*8+[.Q163]*16+[.P163]*32+[.O163]*64+[.N163]*128+[.M163]*256+[.L163]*512+[.K163]*1024+[.J163]*2048+[.I163]*4096" office:value-type="float" office:value="3605" calcext:value-type="float">
            <text:p>360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64]*1+[.G164]*2+[.F164]*4+[.E164]*8+[.D164]*16+[.C164]*32)" office:value-type="string" office:string-value="" calcext:value-type="error">
            <text:p>#VALUE!</text:p>
          </table:table-cell>
          <table:table-cell table:formula="of:=[.U164]*1+[.T164]*2+[.S164]*4+[.R164]*8+[.Q164]*16+[.P164]*32+[.O164]*64+[.N164]*128+[.M164]*256+[.L164]*512+[.K164]*1024+[.J164]*2048+[.I164]*4096" office:value-type="float" office:value="3594" calcext:value-type="float">
            <text:p>35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165]*1+[.G165]*2+[.F165]*4+[.E165]*8+[.D165]*16+[.C165]*32)" office:value-type="float" office:value="20" calcext:value-type="float">
            <text:p>20</text:p>
          </table:table-cell>
          <table:table-cell table:formula="of:=[.U165]*1+[.T165]*2+[.S165]*4+[.R165]*8+[.Q165]*16+[.P165]*32+[.O165]*64+[.N165]*128+[.M165]*256+[.L165]*512+[.K165]*1024+[.J165]*2048+[.I165]*4096" office:value-type="float" office:value="6912" calcext:value-type="float">
            <text:p>69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66]*1+[.G166]*2+[.F166]*4+[.E166]*8+[.D166]*16+[.C166]*32)" office:value-type="float" office:value="21" calcext:value-type="float">
            <text:p>21</text:p>
          </table:table-cell>
          <table:table-cell table:formula="of:=[.U166]*1+[.T166]*2+[.S166]*4+[.R166]*8+[.Q166]*16+[.P166]*32+[.O166]*64+[.N166]*128+[.M166]*256+[.L166]*512+[.K166]*1024+[.J166]*2048+[.I166]*4096" office:value-type="float" office:value="6922" calcext:value-type="float">
            <text:p>69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67]*1+[.G167]*2+[.F167]*4+[.E167]*8+[.D167]*16+[.C167]*32)" office:value-type="float" office:value="22" calcext:value-type="float">
            <text:p>22</text:p>
          </table:table-cell>
          <table:table-cell table:formula="of:=[.U167]*1+[.T167]*2+[.S167]*4+[.R167]*8+[.Q167]*16+[.P167]*32+[.O167]*64+[.N167]*128+[.M167]*256+[.L167]*512+[.K167]*1024+[.J167]*2048+[.I167]*4096" office:value-type="float" office:value="2325" calcext:value-type="float">
            <text:p>23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68]*1+[.G168]*2+[.F168]*4+[.E168]*8+[.D168]*16+[.C168]*32)" office:value-type="string" office:string-value="" calcext:value-type="error">
            <text:p>#VALUE!</text:p>
          </table:table-cell>
          <table:table-cell table:formula="of:=[.U168]*1+[.T168]*2+[.S168]*4+[.R168]*8+[.Q168]*16+[.P168]*32+[.O168]*64+[.N168]*128+[.M168]*256+[.L168]*512+[.K168]*1024+[.J168]*2048+[.I168]*4096" office:value-type="float" office:value="6922" calcext:value-type="float">
            <text:p>69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169]*1+[.G169]*2+[.F169]*4+[.E169]*8+[.D169]*16+[.C169]*32)" office:value-type="float" office:value="24" calcext:value-type="float">
            <text:p>24</text:p>
          </table:table-cell>
          <table:table-cell table:formula="of:=[.U169]*1+[.T169]*2+[.S169]*4+[.R169]*8+[.Q169]*16+[.P169]*32+[.O169]*64+[.N169]*128+[.M169]*256+[.L169]*512+[.K169]*1024+[.J169]*2048+[.I169]*4096" office:value-type="float" office:value="7808" calcext:value-type="float">
            <text:p>780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70]*1+[.G170]*2+[.F170]*4+[.E170]*8+[.D170]*16+[.C170]*32)" office:value-type="float" office:value="25" calcext:value-type="float">
            <text:p>25</text:p>
          </table:table-cell>
          <table:table-cell table:formula="of:=[.U170]*1+[.T170]*2+[.S170]*4+[.R170]*8+[.Q170]*16+[.P170]*32+[.O170]*64+[.N170]*128+[.M170]*256+[.L170]*512+[.K170]*1024+[.J170]*2048+[.I170]*4096" office:value-type="float" office:value="7818" calcext:value-type="float">
            <text:p>78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71]*1+[.G171]*2+[.F171]*4+[.E171]*8+[.D171]*16+[.C171]*32)" office:value-type="float" office:value="26" calcext:value-type="float">
            <text:p>26</text:p>
          </table:table-cell>
          <table:table-cell table:formula="of:=[.U171]*1+[.T171]*2+[.S171]*4+[.R171]*8+[.Q171]*16+[.P171]*32+[.O171]*64+[.N171]*128+[.M171]*256+[.L171]*512+[.K171]*1024+[.J171]*2048+[.I171]*4096" office:value-type="float" office:value="7829" calcext:value-type="float">
            <text:p>78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72]*1+[.G172]*2+[.F172]*4+[.E172]*8+[.D172]*16+[.C172]*32)" office:value-type="string" office:string-value="" calcext:value-type="error">
            <text:p>#VALUE!</text:p>
          </table:table-cell>
          <table:table-cell table:formula="of:=[.U172]*1+[.T172]*2+[.S172]*4+[.R172]*8+[.Q172]*16+[.P172]*32+[.O172]*64+[.N172]*128+[.M172]*256+[.L172]*512+[.K172]*1024+[.J172]*2048+[.I172]*4096" office:value-type="float" office:value="7818" calcext:value-type="float">
            <text:p>78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Default" table:formula="of:=([.H173]*1+[.G173]*2+[.F173]*4+[.E173]*8+[.D173]*16+[.C173]*32)" office:value-type="float" office:value="32" calcext:value-type="float">
            <text:p>32</text:p>
          </table:table-cell>
          <table:table-cell table:formula="of:=[.U173]*1+[.T173]*2+[.S173]*4+[.R173]*8+[.Q173]*16+[.P173]*32+[.O173]*64+[.N173]*128+[.M173]*256+[.L173]*512+[.K173]*1024+[.J173]*2048+[.I173]*409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74]*1+[.G174]*2+[.F174]*4+[.E174]*8+[.D174]*16+[.C174]*32)" office:value-type="float" office:value="33" calcext:value-type="float">
            <text:p>33</text:p>
          </table:table-cell>
          <table:table-cell table:formula="of:=[.U174]*1+[.T174]*2+[.S174]*4+[.R174]*8+[.Q174]*16+[.P174]*32+[.O174]*64+[.N174]*128+[.M174]*256+[.L174]*512+[.K174]*1024+[.J174]*2048+[.I174]*4096"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75]*1+[.G175]*2+[.F175]*4+[.E175]*8+[.D175]*16+[.C175]*32)" office:value-type="float" office:value="34" calcext:value-type="float">
            <text:p>34</text:p>
          </table:table-cell>
          <table:table-cell table:formula="of:=[.U175]*1+[.T175]*2+[.S175]*4+[.R175]*8+[.Q175]*16+[.P175]*32+[.O175]*64+[.N175]*128+[.M175]*256+[.L175]*512+[.K175]*1024+[.J175]*2048+[.I175]*4096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76]*1+[.G176]*2+[.F176]*4+[.E176]*8+[.D176]*16+[.C176]*32)" office:value-type="string" office:string-value="" calcext:value-type="error">
            <text:p>#VALUE!</text:p>
          </table:table-cell>
          <table:table-cell table:formula="of:=[.U176]*1+[.T176]*2+[.S176]*4+[.R176]*8+[.Q176]*16+[.P176]*32+[.O176]*64+[.N176]*128+[.M176]*256+[.L176]*512+[.K176]*1024+[.J176]*2048+[.I176]*4096"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177]*1+[.G177]*2+[.F177]*4+[.E177]*8+[.D177]*16+[.C177]*32)" office:value-type="float" office:value="36" calcext:value-type="float">
            <text:p>36</text:p>
          </table:table-cell>
          <table:table-cell table:formula="of:=[.U177]*1+[.T177]*2+[.S177]*4+[.R177]*8+[.Q177]*16+[.P177]*32+[.O177]*64+[.N177]*128+[.M177]*256+[.L177]*512+[.K177]*1024+[.J177]*2048+[.I177]*4096" office:value-type="float" office:value="6912" calcext:value-type="float">
            <text:p>69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78]*1+[.G178]*2+[.F178]*4+[.E178]*8+[.D178]*16+[.C178]*32)" office:value-type="float" office:value="37" calcext:value-type="float">
            <text:p>37</text:p>
          </table:table-cell>
          <table:table-cell table:formula="of:=[.U178]*1+[.T178]*2+[.S178]*4+[.R178]*8+[.Q178]*16+[.P178]*32+[.O178]*64+[.N178]*128+[.M178]*256+[.L178]*512+[.K178]*1024+[.J178]*2048+[.I178]*4096"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79]*1+[.G179]*2+[.F179]*4+[.E179]*8+[.D179]*16+[.C179]*32)" office:value-type="float" office:value="38" calcext:value-type="float">
            <text:p>38</text:p>
          </table:table-cell>
          <table:table-cell table:formula="of:=[.U179]*1+[.T179]*2+[.S179]*4+[.R179]*8+[.Q179]*16+[.P179]*32+[.O179]*64+[.N179]*128+[.M179]*256+[.L179]*512+[.K179]*1024+[.J179]*2048+[.I179]*4096" office:value-type="float" office:value="2325" calcext:value-type="float">
            <text:p>23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80]*1+[.G180]*2+[.F180]*4+[.E180]*8+[.D180]*16+[.C180]*32)" office:value-type="string" office:string-value="" calcext:value-type="error">
            <text:p>#VALUE!</text:p>
          </table:table-cell>
          <table:table-cell table:formula="of:=[.U180]*1+[.T180]*2+[.S180]*4+[.R180]*8+[.Q180]*16+[.P180]*32+[.O180]*64+[.N180]*128+[.M180]*256+[.L180]*512+[.K180]*1024+[.J180]*2048+[.I180]*4096"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181]*1+[.G181]*2+[.F181]*4+[.E181]*8+[.D181]*16+[.C181]*32)" office:value-type="float" office:value="40" calcext:value-type="float">
            <text:p>40</text:p>
          </table:table-cell>
          <table:table-cell table:formula="of:=[.U181]*1+[.T181]*2+[.S181]*4+[.R181]*8+[.Q181]*16+[.P181]*32+[.O181]*64+[.N181]*128+[.M181]*256+[.L181]*512+[.K181]*1024+[.J181]*2048+[.I181]*4096" office:value-type="float" office:value="4224" calcext:value-type="float">
            <text:p>42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82]*1+[.G182]*2+[.F182]*4+[.E182]*8+[.D182]*16+[.C182]*32)" office:value-type="float" office:value="41" calcext:value-type="float">
            <text:p>41</text:p>
          </table:table-cell>
          <table:table-cell table:formula="of:=[.U182]*1+[.T182]*2+[.S182]*4+[.R182]*8+[.Q182]*16+[.P182]*32+[.O182]*64+[.N182]*128+[.M182]*256+[.L182]*512+[.K182]*1024+[.J182]*2048+[.I182]*4096" office:value-type="float" office:value="4205" calcext:value-type="float">
            <text:p>420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83]*1+[.G183]*2+[.F183]*4+[.E183]*8+[.D183]*16+[.C183]*32)" office:value-type="float" office:value="42" calcext:value-type="float">
            <text:p>42</text:p>
          </table:table-cell>
          <table:table-cell table:formula="of:=[.U183]*1+[.T183]*2+[.S183]*4+[.R183]*8+[.Q183]*16+[.P183]*32+[.O183]*64+[.N183]*128+[.M183]*256+[.L183]*512+[.K183]*1024+[.J183]*2048+[.I183]*4096" office:value-type="float" office:value="6357" calcext:value-type="float">
            <text:p>635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84]*1+[.G184]*2+[.F184]*4+[.E184]*8+[.D184]*16+[.C184]*32)" office:value-type="string" office:string-value="" calcext:value-type="error">
            <text:p>#VALUE!</text:p>
          </table:table-cell>
          <table:table-cell table:formula="of:=[.U184]*1+[.T184]*2+[.S184]*4+[.R184]*8+[.Q184]*16+[.P184]*32+[.O184]*64+[.N184]*128+[.M184]*256+[.L184]*512+[.K184]*1024+[.J184]*2048+[.I184]*4096" office:value-type="float" office:value="4205" calcext:value-type="float">
            <text:p>420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185]*1+[.G185]*2+[.F185]*4+[.E185]*8+[.D185]*16+[.C185]*32)" office:value-type="float" office:value="48" calcext:value-type="float">
            <text:p>48</text:p>
          </table:table-cell>
          <table:table-cell table:formula="of:=[.U185]*1+[.T185]*2+[.S185]*4+[.R185]*8+[.Q185]*16+[.P185]*32+[.O185]*64+[.N185]*128+[.M185]*256+[.L185]*512+[.K185]*1024+[.J185]*2048+[.I185]*4096" office:value-type="float" office:value="2624" calcext:value-type="float">
            <text:p>26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86]*1+[.G186]*2+[.F186]*4+[.E186]*8+[.D186]*16+[.C186]*32)" office:value-type="float" office:value="49" calcext:value-type="float">
            <text:p>49</text:p>
          </table:table-cell>
          <table:table-cell table:formula="of:=[.U186]*1+[.T186]*2+[.S186]*4+[.R186]*8+[.Q186]*16+[.P186]*32+[.O186]*64+[.N186]*128+[.M186]*256+[.L186]*512+[.K186]*1024+[.J186]*2048+[.I186]*4096"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87]*1+[.G187]*2+[.F187]*4+[.E187]*8+[.D187]*16+[.C187]*32)" office:value-type="float" office:value="50" calcext:value-type="float">
            <text:p>50</text:p>
          </table:table-cell>
          <table:table-cell table:formula="of:=[.U187]*1+[.T187]*2+[.S187]*4+[.R187]*8+[.Q187]*16+[.P187]*32+[.O187]*64+[.N187]*128+[.M187]*256+[.L187]*512+[.K187]*1024+[.J187]*2048+[.I187]*4096" office:value-type="float" office:value="2133" calcext:value-type="float">
            <text:p>2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88]*1+[.G188]*2+[.F188]*4+[.E188]*8+[.D188]*16+[.C188]*32)" office:value-type="string" office:string-value="" calcext:value-type="error">
            <text:p>#VALUE!</text:p>
          </table:table-cell>
          <table:table-cell table:formula="of:=[.U188]*1+[.T188]*2+[.S188]*4+[.R188]*8+[.Q188]*16+[.P188]*32+[.O188]*64+[.N188]*128+[.M188]*256+[.L188]*512+[.K188]*1024+[.J188]*2048+[.I188]*4096"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189]*1+[.G189]*2+[.F189]*4+[.E189]*8+[.D189]*16+[.C189]*32)" office:value-type="float" office:value="52" calcext:value-type="float">
            <text:p>52</text:p>
          </table:table-cell>
          <table:table-cell table:formula="of:=[.U189]*1+[.T189]*2+[.S189]*4+[.R189]*8+[.Q189]*16+[.P189]*32+[.O189]*64+[.N189]*128+[.M189]*256+[.L189]*512+[.K189]*1024+[.J189]*2048+[.I189]*4096" office:value-type="float" office:value="7488" calcext:value-type="float">
            <text:p>74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90]*1+[.G190]*2+[.F190]*4+[.E190]*8+[.D190]*16+[.C190]*32)" office:value-type="float" office:value="53" calcext:value-type="float">
            <text:p>53</text:p>
          </table:table-cell>
          <table:table-cell table:formula="of:=[.U190]*1+[.T190]*2+[.S190]*4+[.R190]*8+[.Q190]*16+[.P190]*32+[.O190]*64+[.N190]*128+[.M190]*256+[.L190]*512+[.K190]*1024+[.J190]*2048+[.I190]*4096" office:value-type="float" office:value="4461" calcext:value-type="float">
            <text:p>4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91]*1+[.G191]*2+[.F191]*4+[.E191]*8+[.D191]*16+[.C191]*32)" office:value-type="float" office:value="54" calcext:value-type="float">
            <text:p>54</text:p>
          </table:table-cell>
          <table:table-cell table:formula="of:=[.U191]*1+[.T191]*2+[.S191]*4+[.R191]*8+[.Q191]*16+[.P191]*32+[.O191]*64+[.N191]*128+[.M191]*256+[.L191]*512+[.K191]*1024+[.J191]*2048+[.I191]*4096" office:value-type="float" office:value="2325" calcext:value-type="float">
            <text:p>23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92]*1+[.G192]*2+[.F192]*4+[.E192]*8+[.D192]*16+[.C192]*32)" office:value-type="string" office:string-value="" calcext:value-type="error">
            <text:p>#VALUE!</text:p>
          </table:table-cell>
          <table:table-cell table:formula="of:=[.U192]*1+[.T192]*2+[.S192]*4+[.R192]*8+[.Q192]*16+[.P192]*32+[.O192]*64+[.N192]*128+[.M192]*256+[.L192]*512+[.K192]*1024+[.J192]*2048+[.I192]*4096" office:value-type="float" office:value="4461" calcext:value-type="float">
            <text:p>4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193]*1+[.G193]*2+[.F193]*4+[.E193]*8+[.D193]*16+[.C193]*32)" office:value-type="float" office:value="56" calcext:value-type="float">
            <text:p>56</text:p>
          </table:table-cell>
          <table:table-cell table:formula="of:=[.U193]*1+[.T193]*2+[.S193]*4+[.R193]*8+[.Q193]*16+[.P193]*32+[.O193]*64+[.N193]*128+[.M193]*256+[.L193]*512+[.K193]*1024+[.J193]*2048+[.I193]*4096" office:value-type="float" office:value="6848" calcext:value-type="float">
            <text:p>684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94]*1+[.G194]*2+[.F194]*4+[.E194]*8+[.D194]*16+[.C194]*32)" office:value-type="float" office:value="57" calcext:value-type="float">
            <text:p>57</text:p>
          </table:table-cell>
          <table:table-cell table:formula="of:=[.U194]*1+[.T194]*2+[.S194]*4+[.R194]*8+[.Q194]*16+[.P194]*32+[.O194]*64+[.N194]*128+[.M194]*256+[.L194]*512+[.K194]*1024+[.J194]*2048+[.I194]*4096" office:value-type="float" office:value="4205" calcext:value-type="float">
            <text:p>420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95]*1+[.G195]*2+[.F195]*4+[.E195]*8+[.D195]*16+[.C195]*32)" office:value-type="float" office:value="58" calcext:value-type="float">
            <text:p>58</text:p>
          </table:table-cell>
          <table:table-cell table:formula="of:=[.U195]*1+[.T195]*2+[.S195]*4+[.R195]*8+[.Q195]*16+[.P195]*32+[.O195]*64+[.N195]*128+[.M195]*256+[.L195]*512+[.K195]*1024+[.J195]*2048+[.I195]*4096" office:value-type="float" office:value="7829" calcext:value-type="float">
            <text:p>78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96]*1+[.G196]*2+[.F196]*4+[.E196]*8+[.D196]*16+[.C196]*32)" office:value-type="string" office:string-value="" calcext:value-type="error">
            <text:p>#VALUE!</text:p>
          </table:table-cell>
          <table:table-cell table:formula="of:=[.U196]*1+[.T196]*2+[.S196]*4+[.R196]*8+[.Q196]*16+[.P196]*32+[.O196]*64+[.N196]*128+[.M196]*256+[.L196]*512+[.K196]*1024+[.J196]*2048+[.I196]*4096" office:value-type="float" office:value="4205" calcext:value-type="float">
            <text:p>4205</text:p>
          </table:table-cell>
          <table:table-cell table:number-columns-repeated="1001"/>
        </table:table-row>
        <table:table-row table:style-name="ro1" table:number-rows-repeated="10483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ce2"/>
        <table:table-column table:style-name="co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3" table:default-cell-style-name="ce2"/>
        <table:table-column table:style-name="co2" table:number-columns-repeated="999" table:default-cell-style-name="ce2"/>
        <table:table-row table:style-name="ro1">
          <table:table-cell table:number-columns-repeated="1023"/>
        </table:table-row>
        <table:table-row table:style-name="ro1">
          <table:table-cell table:style-name="ce14" office:value-type="string" calcext:value-type="string">
            <text:p>STATE NR</text:p>
          </table:table-cell>
          <table:table-cell table:style-name="ce15" office:value-type="string" calcext:value-type="string">
            <text:p>PRIORITY</text:p>
          </table:table-cell>
          <table:table-cell table:style-name="ce15" office:value-type="string" calcext:value-type="string">
            <text:p>INB TX SEL</text:p>
          </table:table-cell>
          <table:table-cell table:style-name="ce15" office:value-type="string" calcext:value-type="string">
            <text:p>R1_RX_SEL</text:p>
          </table:table-cell>
          <table:table-cell table:style-name="ce15" office:value-type="string" calcext:value-type="string">
            <text:p>R2_RX_SEL</text:p>
          </table:table-cell>
          <table:table-cell table:style-name="ce15" office:value-type="string" calcext:value-type="string">
            <text:p>R2_RX_R1ANT</text:p>
          </table:table-cell>
          <table:table-cell table:style-name="ce15" office:value-type="string" calcext:value-type="string">
            <text:p>R1_FSW</text:p>
          </table:table-cell>
          <table:table-cell table:style-name="ce15" office:value-type="string" calcext:value-type="string">
            <text:p>R2_FSW</text:p>
          </table:table-cell>
          <table:table-cell table:style-name="ce17" office:value-type="string" calcext:value-type="string">
            <text:p>K3</text:p>
          </table:table-cell>
          <table:table-cell table:style-name="ce17" office:value-type="string" calcext:value-type="string">
            <text:p>K5K6</text:p>
          </table:table-cell>
          <table:table-cell table:style-name="ce17" office:value-type="string" calcext:value-type="string">
            <text:p>K8</text:p>
          </table:table-cell>
          <table:table-cell table:style-name="ce17" office:value-type="string" calcext:value-type="string">
            <text:p>K9</text:p>
          </table:table-cell>
          <table:table-cell table:style-name="ce17" office:value-type="string" calcext:value-type="string">
            <text:p>K10</text:p>
          </table:table-cell>
          <table:table-cell table:style-name="ce17" office:value-type="string" calcext:value-type="string">
            <text:p>K11</text:p>
          </table:table-cell>
          <table:table-cell table:style-name="ce17" office:value-type="string" calcext:value-type="string">
            <text:p>K4K12</text:p>
          </table:table-cell>
          <table:table-cell table:style-name="ce17" office:value-type="string" calcext:value-type="string">
            <text:p>TRANSFER</text:p>
          </table:table-cell>
          <table:table-cell table:style-name="ce17" office:value-type="string" calcext:value-type="string">
            <text:p>PTT_R1</text:p>
          </table:table-cell>
          <table:table-cell table:style-name="ce17" office:value-type="string" calcext:value-type="string">
            <text:p>PTT_R2</text:p>
          </table:table-cell>
          <table:table-cell table:style-name="ce17" office:value-type="string" calcext:value-type="string">
            <text:p>PTT_A1</text:p>
          </table:table-cell>
          <table:table-cell table:style-name="ce17" office:value-type="string" calcext:value-type="string">
            <text:p>PTT_A2</text:p>
          </table:table-cell>
          <table:table-cell table:style-name="ce17" office:value-type="string" calcext:value-type="string">
            <text:p>PTT OPENASC R1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OUTPUT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Default" table:formula="of:=([.H3]*1+[.G3]*2+[.F3]*4+[.E3]*8+[.D3]*16+[.C3]*32)" office:value-type="float" office:value="0" calcext:value-type="float">
            <text:p>0</text:p>
          </table:table-cell>
          <table:table-cell table:formula="of:=[.U3]*1+[.T3]*2+[.S3]*4+[.R3]*8+[.Q3]*16+[.P3]*32+[.O3]*64+[.N3]*128+[.M3]*256+[.L3]*512+[.K3]*1024+[.J3]*2048+[.I3]*409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4]*1+[.G4]*2+[.F4]*4+[.E4]*8+[.D4]*16+[.C4]*32)" office:value-type="float" office:value="1" calcext:value-type="float">
            <text:p>1</text:p>
          </table:table-cell>
          <table:table-cell table:formula="of:=[.U4]*1+[.T4]*2+[.S4]*4+[.R4]*8+[.Q4]*16+[.P4]*32+[.O4]*64+[.N4]*128+[.M4]*256+[.L4]*512+[.K4]*1024+[.J4]*2048+[.I4]*4096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5]*1+[.G5]*2+[.F5]*4+[.E5]*8+[.D5]*16+[.C5]*32)" office:value-type="float" office:value="2" calcext:value-type="float">
            <text:p>2</text:p>
          </table:table-cell>
          <table:table-cell table:formula="of:=[.U5]*1+[.T5]*2+[.S5]*4+[.R5]*8+[.Q5]*16+[.P5]*32+[.O5]*64+[.N5]*128+[.M5]*256+[.L5]*512+[.K5]*1024+[.J5]*2048+[.I5]*4096" office:value-type="float" office:value="21" calcext:value-type="float">
            <text:p>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6]*1+[.G6]*2+[.F6]*4+[.E6]*8+[.D6]*16+[.C6]*32)" office:value-type="float" office:value="3" calcext:value-type="float">
            <text:p>3</text:p>
          </table:table-cell>
          <table:table-cell table:formula="of:=[.U6]*1+[.T6]*2+[.S6]*4+[.R6]*8+[.Q6]*16+[.P6]*32+[.O6]*64+[.N6]*128+[.M6]*256+[.L6]*512+[.K6]*1024+[.J6]*2048+[.I6]*4096" office:value-type="float" office:value="21" calcext:value-type="float">
            <text:p>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7]*1+[.G7]*2+[.F7]*4+[.E7]*8+[.D7]*16+[.C7]*32)" office:value-type="float" office:value="4" calcext:value-type="float">
            <text:p>4</text:p>
          </table:table-cell>
          <table:table-cell table:formula="of:=[.U7]*1+[.T7]*2+[.S7]*4+[.R7]*8+[.Q7]*16+[.P7]*32+[.O7]*64+[.N7]*128+[.M7]*256+[.L7]*512+[.K7]*1024+[.J7]*2048+[.I7]*4096" office:value-type="float" office:value="7424" calcext:value-type="float">
            <text:p>742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8]*1+[.G8]*2+[.F8]*4+[.E8]*8+[.D8]*16+[.C8]*32)" office:value-type="float" office:value="5" calcext:value-type="float">
            <text:p>5</text:p>
          </table:table-cell>
          <table:table-cell table:formula="of:=[.U8]*1+[.T8]*2+[.S8]*4+[.R8]*8+[.Q8]*16+[.P8]*32+[.O8]*64+[.N8]*128+[.M8]*256+[.L8]*512+[.K8]*1024+[.J8]*2048+[.I8]*4096" office:value-type="float" office:value="7434" calcext:value-type="float">
            <text:p>743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9]*1+[.G9]*2+[.F9]*4+[.E9]*8+[.D9]*16+[.C9]*32)" office:value-type="float" office:value="6" calcext:value-type="float">
            <text:p>6</text:p>
          </table:table-cell>
          <table:table-cell table:formula="of:=[.U9]*1+[.T9]*2+[.S9]*4+[.R9]*8+[.Q9]*16+[.P9]*32+[.O9]*64+[.N9]*128+[.M9]*256+[.L9]*512+[.K9]*1024+[.J9]*2048+[.I9]*4096" office:value-type="float" office:value="21" calcext:value-type="float">
            <text:p>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0]*1+[.G10]*2+[.F10]*4+[.E10]*8+[.D10]*16+[.C10]*32)" office:value-type="float" office:value="7" calcext:value-type="float">
            <text:p>7</text:p>
          </table:table-cell>
          <table:table-cell table:formula="of:=[.U10]*1+[.T10]*2+[.S10]*4+[.R10]*8+[.Q10]*16+[.P10]*32+[.O10]*64+[.N10]*128+[.M10]*256+[.L10]*512+[.K10]*1024+[.J10]*2048+[.I10]*4096" office:value-type="float" office:value="21" calcext:value-type="float">
            <text:p>21</text:p>
          </table:table-cell>
          <table:table-cell table:style-name="ce6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11]*1+[.G11]*2+[.F11]*4+[.E11]*8+[.D11]*16+[.C11]*32)" office:value-type="float" office:value="8" calcext:value-type="float">
            <text:p>8</text:p>
          </table:table-cell>
          <table:table-cell table:formula="of:=[.U11]*1+[.T11]*2+[.S11]*4+[.R11]*8+[.Q11]*16+[.P11]*32+[.O11]*64+[.N11]*128+[.M11]*256+[.L11]*512+[.K11]*1024+[.J11]*2048+[.I11]*4096" office:value-type="float" office:value="4224" calcext:value-type="float">
            <text:p>422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2]*1+[.G12]*2+[.F12]*4+[.E12]*8+[.D12]*16+[.C12]*32)" office:value-type="float" office:value="9" calcext:value-type="float">
            <text:p>9</text:p>
          </table:table-cell>
          <table:table-cell table:formula="of:=[.U12]*1+[.T12]*2+[.S12]*4+[.R12]*8+[.Q12]*16+[.P12]*32+[.O12]*64+[.N12]*128+[.M12]*256+[.L12]*512+[.K12]*1024+[.J12]*2048+[.I12]*4096" office:value-type="float" office:value="4234" calcext:value-type="float">
            <text:p>423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3]*1+[.G13]*2+[.F13]*4+[.E13]*8+[.D13]*16+[.C13]*32)" office:value-type="float" office:value="10" calcext:value-type="float">
            <text:p>10</text:p>
          </table:table-cell>
          <table:table-cell table:formula="of:=[.U13]*1+[.T13]*2+[.S13]*4+[.R13]*8+[.Q13]*16+[.P13]*32+[.O13]*64+[.N13]*128+[.M13]*256+[.L13]*512+[.K13]*1024+[.J13]*2048+[.I13]*4096" office:value-type="float" office:value="4245" calcext:value-type="float">
            <text:p>424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4]*1+[.G14]*2+[.F14]*4+[.E14]*8+[.D14]*16+[.C14]*32)" office:value-type="float" office:value="11" calcext:value-type="float">
            <text:p>11</text:p>
          </table:table-cell>
          <table:table-cell table:formula="of:=[.U14]*1+[.T14]*2+[.S14]*4+[.R14]*8+[.Q14]*16+[.P14]*32+[.O14]*64+[.N14]*128+[.M14]*256+[.L14]*512+[.K14]*1024+[.J14]*2048+[.I14]*4096" office:value-type="float" office:value="4245" calcext:value-type="float">
            <text:p>424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table:formula="of:=([.H15]*1+[.G15]*2+[.F15]*4+[.E15]*8+[.D15]*16+[.C15]*32)" office:value-type="float" office:value="16" calcext:value-type="float">
            <text:p>16</text:p>
          </table:table-cell>
          <table:table-cell table:formula="of:=[.U15]*1+[.T15]*2+[.S15]*4+[.R15]*8+[.Q15]*16+[.P15]*32+[.O15]*64+[.N15]*128+[.M15]*256+[.L15]*512+[.K15]*1024+[.J15]*2048+[.I15]*4096" office:value-type="float" office:value="3584" calcext:value-type="float">
            <text:p>35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6]*1+[.G16]*2+[.F16]*4+[.E16]*8+[.D16]*16+[.C16]*32)" office:value-type="float" office:value="17" calcext:value-type="float">
            <text:p>17</text:p>
          </table:table-cell>
          <table:table-cell table:formula="of:=[.U16]*1+[.T16]*2+[.S16]*4+[.R16]*8+[.Q16]*16+[.P16]*32+[.O16]*64+[.N16]*128+[.M16]*256+[.L16]*512+[.K16]*1024+[.J16]*2048+[.I16]*4096" office:value-type="float" office:value="3594" calcext:value-type="float">
            <text:p>359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7]*1+[.G17]*2+[.F17]*4+[.E17]*8+[.D17]*16+[.C17]*32)" office:value-type="float" office:value="18" calcext:value-type="float">
            <text:p>18</text:p>
          </table:table-cell>
          <table:table-cell table:formula="of:=[.U17]*1+[.T17]*2+[.S17]*4+[.R17]*8+[.Q17]*16+[.P17]*32+[.O17]*64+[.N17]*128+[.M17]*256+[.L17]*512+[.K17]*1024+[.J17]*2048+[.I17]*4096" office:value-type="float" office:value="3605" calcext:value-type="float">
            <text:p>360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8]*1+[.G18]*2+[.F18]*4+[.E18]*8+[.D18]*16+[.C18]*32)" office:value-type="float" office:value="19" calcext:value-type="float">
            <text:p>19</text:p>
          </table:table-cell>
          <table:table-cell table:formula="of:=[.U18]*1+[.T18]*2+[.S18]*4+[.R18]*8+[.Q18]*16+[.P18]*32+[.O18]*64+[.N18]*128+[.M18]*256+[.L18]*512+[.K18]*1024+[.J18]*2048+[.I18]*4096" office:value-type="float" office:value="3605" calcext:value-type="float">
            <text:p>360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19]*1+[.G19]*2+[.F19]*4+[.E19]*8+[.D19]*16+[.C19]*32)" office:value-type="float" office:value="20" calcext:value-type="float">
            <text:p>20</text:p>
          </table:table-cell>
          <table:table-cell table:formula="of:=[.U19]*1+[.T19]*2+[.S19]*4+[.R19]*8+[.Q19]*16+[.P19]*32+[.O19]*64+[.N19]*128+[.M19]*256+[.L19]*512+[.K19]*1024+[.J19]*2048+[.I19]*4096" office:value-type="float" office:value="6912" calcext:value-type="float">
            <text:p>691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20]*1+[.G20]*2+[.F20]*4+[.E20]*8+[.D20]*16+[.C20]*32)" office:value-type="float" office:value="21" calcext:value-type="float">
            <text:p>21</text:p>
          </table:table-cell>
          <table:table-cell table:formula="of:=[.U20]*1+[.T20]*2+[.S20]*4+[.R20]*8+[.Q20]*16+[.P20]*32+[.O20]*64+[.N20]*128+[.M20]*256+[.L20]*512+[.K20]*1024+[.J20]*2048+[.I20]*4096" office:value-type="float" office:value="6922" calcext:value-type="float">
            <text:p>692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21]*1+[.G21]*2+[.F21]*4+[.E21]*8+[.D21]*16+[.C21]*32)" office:value-type="float" office:value="22" calcext:value-type="float">
            <text:p>22</text:p>
          </table:table-cell>
          <table:table-cell table:formula="of:=[.U21]*1+[.T21]*2+[.S21]*4+[.R21]*8+[.Q21]*16+[.P21]*32+[.O21]*64+[.N21]*128+[.M21]*256+[.L21]*512+[.K21]*1024+[.J21]*2048+[.I21]*4096" office:value-type="float" office:value="2325" calcext:value-type="float">
            <text:p>232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22]*1+[.G22]*2+[.F22]*4+[.E22]*8+[.D22]*16+[.C22]*32)" office:value-type="float" office:value="23" calcext:value-type="float">
            <text:p>23</text:p>
          </table:table-cell>
          <table:table-cell table:formula="of:=[.U22]*1+[.T22]*2+[.S22]*4+[.R22]*8+[.Q22]*16+[.P22]*32+[.O22]*64+[.N22]*128+[.M22]*256+[.L22]*512+[.K22]*1024+[.J22]*2048+[.I22]*4096" office:value-type="float" office:value="2325" calcext:value-type="float">
            <text:p>232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23]*1+[.G23]*2+[.F23]*4+[.E23]*8+[.D23]*16+[.C23]*32)" office:value-type="float" office:value="24" calcext:value-type="float">
            <text:p>24</text:p>
          </table:table-cell>
          <table:table-cell table:formula="of:=[.U23]*1+[.T23]*2+[.S23]*4+[.R23]*8+[.Q23]*16+[.P23]*32+[.O23]*64+[.N23]*128+[.M23]*256+[.L23]*512+[.K23]*1024+[.J23]*2048+[.I23]*4096" office:value-type="float" office:value="7808" calcext:value-type="float">
            <text:p>780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24]*1+[.G24]*2+[.F24]*4+[.E24]*8+[.D24]*16+[.C24]*32)" office:value-type="float" office:value="25" calcext:value-type="float">
            <text:p>25</text:p>
          </table:table-cell>
          <table:table-cell table:formula="of:=[.U24]*1+[.T24]*2+[.S24]*4+[.R24]*8+[.Q24]*16+[.P24]*32+[.O24]*64+[.N24]*128+[.M24]*256+[.L24]*512+[.K24]*1024+[.J24]*2048+[.I24]*4096" office:value-type="float" office:value="7818" calcext:value-type="float">
            <text:p>78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25]*1+[.G25]*2+[.F25]*4+[.E25]*8+[.D25]*16+[.C25]*32)" office:value-type="float" office:value="26" calcext:value-type="float">
            <text:p>26</text:p>
          </table:table-cell>
          <table:table-cell table:formula="of:=[.U25]*1+[.T25]*2+[.S25]*4+[.R25]*8+[.Q25]*16+[.P25]*32+[.O25]*64+[.N25]*128+[.M25]*256+[.L25]*512+[.K25]*1024+[.J25]*2048+[.I25]*4096" office:value-type="float" office:value="7829" calcext:value-type="float">
            <text:p>782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26]*1+[.G26]*2+[.F26]*4+[.E26]*8+[.D26]*16+[.C26]*32)" office:value-type="float" office:value="27" calcext:value-type="float">
            <text:p>27</text:p>
          </table:table-cell>
          <table:table-cell table:formula="of:=[.U26]*1+[.T26]*2+[.S26]*4+[.R26]*8+[.Q26]*16+[.P26]*32+[.O26]*64+[.N26]*128+[.M26]*256+[.L26]*512+[.K26]*1024+[.J26]*2048+[.I26]*4096" office:value-type="float" office:value="7829" calcext:value-type="float">
            <text:p>782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Default" table:formula="of:=([.H27]*1+[.G27]*2+[.F27]*4+[.E27]*8+[.D27]*16+[.C27]*32)" office:value-type="float" office:value="32" calcext:value-type="float">
            <text:p>32</text:p>
          </table:table-cell>
          <table:table-cell table:formula="of:=[.U27]*1+[.T27]*2+[.S27]*4+[.R27]*8+[.Q27]*16+[.P27]*32+[.O27]*64+[.N27]*128+[.M27]*256+[.L27]*512+[.K27]*1024+[.J27]*2048+[.I27]*409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28]*1+[.G28]*2+[.F28]*4+[.E28]*8+[.D28]*16+[.C28]*32)" office:value-type="float" office:value="33" calcext:value-type="float">
            <text:p>33</text:p>
          </table:table-cell>
          <table:table-cell table:formula="of:=[.U28]*1+[.T28]*2+[.S28]*4+[.R28]*8+[.Q28]*16+[.P28]*32+[.O28]*64+[.N28]*128+[.M28]*256+[.L28]*512+[.K28]*1024+[.J28]*2048+[.I28]*4096" office:value-type="float" office:value="109" calcext:value-type="float">
            <text:p>10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29]*1+[.G29]*2+[.F29]*4+[.E29]*8+[.D29]*16+[.C29]*32)" office:value-type="float" office:value="34" calcext:value-type="float">
            <text:p>34</text:p>
          </table:table-cell>
          <table:table-cell table:formula="of:=[.U29]*1+[.T29]*2+[.S29]*4+[.R29]*8+[.Q29]*16+[.P29]*32+[.O29]*64+[.N29]*128+[.M29]*256+[.L29]*512+[.K29]*1024+[.J29]*2048+[.I29]*4096" office:value-type="float" office:value="21" calcext:value-type="float">
            <text:p>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30]*1+[.G30]*2+[.F30]*4+[.E30]*8+[.D30]*16+[.C30]*32)" office:value-type="float" office:value="35" calcext:value-type="float">
            <text:p>35</text:p>
          </table:table-cell>
          <table:table-cell table:formula="of:=[.U30]*1+[.T30]*2+[.S30]*4+[.R30]*8+[.Q30]*16+[.P30]*32+[.O30]*64+[.N30]*128+[.M30]*256+[.L30]*512+[.K30]*1024+[.J30]*2048+[.I30]*4096" office:value-type="float" office:value="21" calcext:value-type="float">
            <text:p>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31]*1+[.G31]*2+[.F31]*4+[.E31]*8+[.D31]*16+[.C31]*32)" office:value-type="float" office:value="36" calcext:value-type="float">
            <text:p>36</text:p>
          </table:table-cell>
          <table:table-cell table:formula="of:=[.U31]*1+[.T31]*2+[.S31]*4+[.R31]*8+[.Q31]*16+[.P31]*32+[.O31]*64+[.N31]*128+[.M31]*256+[.L31]*512+[.K31]*1024+[.J31]*2048+[.I31]*4096" office:value-type="float" office:value="6912" calcext:value-type="float">
            <text:p>691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32]*1+[.G32]*2+[.F32]*4+[.E32]*8+[.D32]*16+[.C32]*32)" office:value-type="float" office:value="37" calcext:value-type="float">
            <text:p>37</text:p>
          </table:table-cell>
          <table:table-cell table:formula="of:=[.U32]*1+[.T32]*2+[.S32]*4+[.R32]*8+[.Q32]*16+[.P32]*32+[.O32]*64+[.N32]*128+[.M32]*256+[.L32]*512+[.K32]*1024+[.J32]*2048+[.I32]*4096" office:value-type="float" office:value="109" calcext:value-type="float">
            <text:p>10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33]*1+[.G33]*2+[.F33]*4+[.E33]*8+[.D33]*16+[.C33]*32)" office:value-type="float" office:value="38" calcext:value-type="float">
            <text:p>38</text:p>
          </table:table-cell>
          <table:table-cell table:formula="of:=[.U33]*1+[.T33]*2+[.S33]*4+[.R33]*8+[.Q33]*16+[.P33]*32+[.O33]*64+[.N33]*128+[.M33]*256+[.L33]*512+[.K33]*1024+[.J33]*2048+[.I33]*4096" office:value-type="float" office:value="2325" calcext:value-type="float">
            <text:p>232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34]*1+[.G34]*2+[.F34]*4+[.E34]*8+[.D34]*16+[.C34]*32)" office:value-type="float" office:value="39" calcext:value-type="float">
            <text:p>39</text:p>
          </table:table-cell>
          <table:table-cell table:formula="of:=[.U34]*1+[.T34]*2+[.S34]*4+[.R34]*8+[.Q34]*16+[.P34]*32+[.O34]*64+[.N34]*128+[.M34]*256+[.L34]*512+[.K34]*1024+[.J34]*2048+[.I34]*4096" office:value-type="float" office:value="2325" calcext:value-type="float">
            <text:p>232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35]*1+[.G35]*2+[.F35]*4+[.E35]*8+[.D35]*16+[.C35]*32)" office:value-type="float" office:value="40" calcext:value-type="float">
            <text:p>40</text:p>
          </table:table-cell>
          <table:table-cell table:formula="of:=[.U35]*1+[.T35]*2+[.S35]*4+[.R35]*8+[.Q35]*16+[.P35]*32+[.O35]*64+[.N35]*128+[.M35]*256+[.L35]*512+[.K35]*1024+[.J35]*2048+[.I35]*4096" office:value-type="float" office:value="4224" calcext:value-type="float">
            <text:p>422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36]*1+[.G36]*2+[.F36]*4+[.E36]*8+[.D36]*16+[.C36]*32)" office:value-type="float" office:value="41" calcext:value-type="float">
            <text:p>41</text:p>
          </table:table-cell>
          <table:table-cell table:formula="of:=[.U36]*1+[.T36]*2+[.S36]*4+[.R36]*8+[.Q36]*16+[.P36]*32+[.O36]*64+[.N36]*128+[.M36]*256+[.L36]*512+[.K36]*1024+[.J36]*2048+[.I36]*4096" office:value-type="float" office:value="4205" calcext:value-type="float">
            <text:p>420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37]*1+[.G37]*2+[.F37]*4+[.E37]*8+[.D37]*16+[.C37]*32)" office:value-type="float" office:value="42" calcext:value-type="float">
            <text:p>42</text:p>
          </table:table-cell>
          <table:table-cell table:formula="of:=[.U37]*1+[.T37]*2+[.S37]*4+[.R37]*8+[.Q37]*16+[.P37]*32+[.O37]*64+[.N37]*128+[.M37]*256+[.L37]*512+[.K37]*1024+[.J37]*2048+[.I37]*4096" office:value-type="float" office:value="6357" calcext:value-type="float">
            <text:p>635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38]*1+[.G38]*2+[.F38]*4+[.E38]*8+[.D38]*16+[.C38]*32)" office:value-type="float" office:value="43" calcext:value-type="float">
            <text:p>43</text:p>
          </table:table-cell>
          <table:table-cell table:formula="of:=[.U38]*1+[.T38]*2+[.S38]*4+[.R38]*8+[.Q38]*16+[.P38]*32+[.O38]*64+[.N38]*128+[.M38]*256+[.L38]*512+[.K38]*1024+[.J38]*2048+[.I38]*4096" office:value-type="float" office:value="6357" calcext:value-type="float">
            <text:p>635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39]*1+[.G39]*2+[.F39]*4+[.E39]*8+[.D39]*16+[.C39]*32)" office:value-type="float" office:value="48" calcext:value-type="float">
            <text:p>48</text:p>
          </table:table-cell>
          <table:table-cell table:formula="of:=[.U39]*1+[.T39]*2+[.S39]*4+[.R39]*8+[.Q39]*16+[.P39]*32+[.O39]*64+[.N39]*128+[.M39]*256+[.L39]*512+[.K39]*1024+[.J39]*2048+[.I39]*4096" office:value-type="float" office:value="2624" calcext:value-type="float">
            <text:p>262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0]*1+[.G40]*2+[.F40]*4+[.E40]*8+[.D40]*16+[.C40]*32)" office:value-type="float" office:value="49" calcext:value-type="float">
            <text:p>49</text:p>
          </table:table-cell>
          <table:table-cell table:formula="of:=[.U40]*1+[.T40]*2+[.S40]*4+[.R40]*8+[.Q40]*16+[.P40]*32+[.O40]*64+[.N40]*128+[.M40]*256+[.L40]*512+[.K40]*1024+[.J40]*2048+[.I40]*4096" office:value-type="float" office:value="109" calcext:value-type="float">
            <text:p>10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1]*1+[.G41]*2+[.F41]*4+[.E41]*8+[.D41]*16+[.C41]*32)" office:value-type="float" office:value="50" calcext:value-type="float">
            <text:p>50</text:p>
          </table:table-cell>
          <table:table-cell table:formula="of:=[.U41]*1+[.T41]*2+[.S41]*4+[.R41]*8+[.Q41]*16+[.P41]*32+[.O41]*64+[.N41]*128+[.M41]*256+[.L41]*512+[.K41]*1024+[.J41]*2048+[.I41]*4096" office:value-type="float" office:value="2133" calcext:value-type="float">
            <text:p>213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2]*1+[.G42]*2+[.F42]*4+[.E42]*8+[.D42]*16+[.C42]*32)" office:value-type="float" office:value="51" calcext:value-type="float">
            <text:p>51</text:p>
          </table:table-cell>
          <table:table-cell table:formula="of:=[.U42]*1+[.T42]*2+[.S42]*4+[.R42]*8+[.Q42]*16+[.P42]*32+[.O42]*64+[.N42]*128+[.M42]*256+[.L42]*512+[.K42]*1024+[.J42]*2048+[.I42]*4096" office:value-type="float" office:value="2133" calcext:value-type="float">
            <text:p>213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43]*1+[.G43]*2+[.F43]*4+[.E43]*8+[.D43]*16+[.C43]*32)" office:value-type="float" office:value="52" calcext:value-type="float">
            <text:p>52</text:p>
          </table:table-cell>
          <table:table-cell table:formula="of:=[.U43]*1+[.T43]*2+[.S43]*4+[.R43]*8+[.Q43]*16+[.P43]*32+[.O43]*64+[.N43]*128+[.M43]*256+[.L43]*512+[.K43]*1024+[.J43]*2048+[.I43]*4096" office:value-type="float" office:value="7488" calcext:value-type="float">
            <text:p>748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4]*1+[.G44]*2+[.F44]*4+[.E44]*8+[.D44]*16+[.C44]*32)" office:value-type="float" office:value="53" calcext:value-type="float">
            <text:p>53</text:p>
          </table:table-cell>
          <table:table-cell table:formula="of:=[.U44]*1+[.T44]*2+[.S44]*4+[.R44]*8+[.Q44]*16+[.P44]*32+[.O44]*64+[.N44]*128+[.M44]*256+[.L44]*512+[.K44]*1024+[.J44]*2048+[.I44]*4096" office:value-type="float" office:value="4461" calcext:value-type="float">
            <text:p>446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5]*1+[.G45]*2+[.F45]*4+[.E45]*8+[.D45]*16+[.C45]*32)" office:value-type="float" office:value="54" calcext:value-type="float">
            <text:p>54</text:p>
          </table:table-cell>
          <table:table-cell table:formula="of:=[.U45]*1+[.T45]*2+[.S45]*4+[.R45]*8+[.Q45]*16+[.P45]*32+[.O45]*64+[.N45]*128+[.M45]*256+[.L45]*512+[.K45]*1024+[.J45]*2048+[.I45]*4096" office:value-type="float" office:value="2325" calcext:value-type="float">
            <text:p>232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6]*1+[.G46]*2+[.F46]*4+[.E46]*8+[.D46]*16+[.C46]*32)" office:value-type="float" office:value="55" calcext:value-type="float">
            <text:p>55</text:p>
          </table:table-cell>
          <table:table-cell table:formula="of:=[.U46]*1+[.T46]*2+[.S46]*4+[.R46]*8+[.Q46]*16+[.P46]*32+[.O46]*64+[.N46]*128+[.M46]*256+[.L46]*512+[.K46]*1024+[.J46]*2048+[.I46]*4096" office:value-type="float" office:value="2325" calcext:value-type="float">
            <text:p>232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47]*1+[.G47]*2+[.F47]*4+[.E47]*8+[.D47]*16+[.C47]*32)" office:value-type="float" office:value="56" calcext:value-type="float">
            <text:p>56</text:p>
          </table:table-cell>
          <table:table-cell table:formula="of:=[.U47]*1+[.T47]*2+[.S47]*4+[.R47]*8+[.Q47]*16+[.P47]*32+[.O47]*64+[.N47]*128+[.M47]*256+[.L47]*512+[.K47]*1024+[.J47]*2048+[.I47]*4096" office:value-type="float" office:value="6848" calcext:value-type="float">
            <text:p>684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8]*1+[.G48]*2+[.F48]*4+[.E48]*8+[.D48]*16+[.C48]*32)" office:value-type="float" office:value="57" calcext:value-type="float">
            <text:p>57</text:p>
          </table:table-cell>
          <table:table-cell table:formula="of:=[.U48]*1+[.T48]*2+[.S48]*4+[.R48]*8+[.Q48]*16+[.P48]*32+[.O48]*64+[.N48]*128+[.M48]*256+[.L48]*512+[.K48]*1024+[.J48]*2048+[.I48]*4096" office:value-type="float" office:value="4205" calcext:value-type="float">
            <text:p>420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9]*1+[.G49]*2+[.F49]*4+[.E49]*8+[.D49]*16+[.C49]*32)" office:value-type="float" office:value="58" calcext:value-type="float">
            <text:p>58</text:p>
          </table:table-cell>
          <table:table-cell table:formula="of:=[.U49]*1+[.T49]*2+[.S49]*4+[.R49]*8+[.Q49]*16+[.P49]*32+[.O49]*64+[.N49]*128+[.M49]*256+[.L49]*512+[.K49]*1024+[.J49]*2048+[.I49]*4096" office:value-type="float" office:value="7829" calcext:value-type="float">
            <text:p>782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50]*1+[.G50]*2+[.F50]*4+[.E50]*8+[.D50]*16+[.C50]*32)" office:value-type="float" office:value="59" calcext:value-type="float">
            <text:p>59</text:p>
          </table:table-cell>
          <table:table-cell table:formula="of:=[.U50]*1+[.T50]*2+[.S50]*4+[.R50]*8+[.Q50]*16+[.P50]*32+[.O50]*64+[.N50]*128+[.M50]*256+[.L50]*512+[.K50]*1024+[.J50]*2048+[.I50]*4096" office:value-type="float" office:value="7829" calcext:value-type="float">
            <text:p>7829</text:p>
          </table:table-cell>
          <table:table-cell table:number-columns-repeated="1000"/>
        </table:table-row>
        <table:table-row table:style-name="ro1" table:number-rows-repeated="49">
          <table:table-cell table:number-columns-repeated="21"/>
          <table:table-cell table:style-name="Default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number-columns-repeated="17"/>
          <table:table-cell table:style-name="Default"/>
          <table:table-cell table:number-columns-repeated="1001"/>
        </table:table-row>
        <table:table-row table:style-name="ro1" table:number-rows-repeated="96">
          <table:table-cell table:number-columns-repeated="21"/>
          <table:table-cell table:style-name="Default"/>
          <table:table-cell table:number-columns-repeated="1001"/>
        </table:table-row>
        <table:table-row table:style-name="ro1" table:number-rows-repeated="104837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1" table:target-range-address="Sheet3.A2:Sheet3.W50">
          <table:sort>
            <table:sort-by table:field-number="2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00-00-00</text:date>, <text:time style:data-style-name="N2" text:time-value="18:38:43.3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06:06:15</meta:creation-date>
    <dc:date>2020-10-31T14:43:42.837000000</dc:date>
    <meta:editing-duration>P1DT21H50S</meta:editing-duration>
    <meta:editing-cycles>223</meta:editing-cycles>
    <meta:generator>LibreOffice/5.4.3.2$Windows_X86_64 LibreOffice_project/92a7159f7e4af62137622921e809f8546db437e5</meta:generator>
    <meta:document-statistic meta:table-count="2" meta:cell-count="5343" meta:object-count="0"/>
  </office:meta>
</office:document-meta>
</file>